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CE4000009F63CEE4D38.jpg" manifest:media-type="image/jpeg"/>
  <manifest:file-entry manifest:full-path="Pictures/1000000000000CE4000009F6638C907D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fo:min-height="4.838cm"/>
    </style:style>
    <style:style style:name="gr5" style:family="graphic" style:parent-style-name="standard">
      <style:graphic-properties draw:stroke="none" draw:fill="none" fo:min-height="3.288cm"/>
    </style:style>
    <style:style style:name="gr6" style:family="graphic" style:parent-style-name="standard">
      <style:graphic-properties draw:stroke="none" draw:fill="none" fo:min-height="11.503cm"/>
    </style:style>
    <style:style style:name="gr7" style:family="graphic" style:parent-style-name="standard">
      <style:graphic-properties draw:stroke="none" draw:fill="none" fo:min-height="11.6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96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6.019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subtitle">
      <style:graphic-properties draw:fill-color="#ffffff" draw:auto-grow-height="true" fo:min-height="12.179cm"/>
    </style:style>
    <style:style style:name="pr3" style:family="presentation" style:parent-style-name="Default_20_1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3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text-properties fo:font-family="'Ubuntu Light'" style:font-style-name="Light" style:font-pitch="variable"/>
    </style:style>
    <style:style style:name="P2" style:family="paragraph">
      <style:text-properties fo:font-size="88pt" style:font-size-asian="88pt" style:font-size-complex="8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family="'Ubuntu Light'" style:font-pitch="variable"/>
    </style:style>
    <style:style style:name="P6" style:family="paragraph">
      <style:text-properties fo:font-family="'Ubuntu Mono'" style:font-pitch="fixed" fo:font-size="22pt" fo:font-style="normal" style:font-size-asian="22pt" style:font-style-asian="normal" style:font-size-complex="22pt" style:font-style-complex="normal"/>
    </style:style>
    <style:style style:name="P7" style:family="paragraph">
      <style:text-properties fo:font-style="normal" style:font-style-asian="normal" style:font-style-complex="normal"/>
    </style:style>
    <style:style style:name="P8" style:family="paragraph">
      <style:text-properties fo:font-family="'Ubuntu Mono'" style:font-pitch="fixed" fo:font-size="22pt" style:font-size-asian="22pt" style:font-size-complex="22pt"/>
    </style:style>
    <style:style style:name="P9" style:family="paragraph">
      <style:text-properties fo:font-family="0" style:font-family-generic="roman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family="0" style:font-family-generic="roman" fo:font-size="26pt" style:font-size-asian="26pt" style:font-size-complex="26pt"/>
    </style:style>
    <style:style style:name="P12" style:family="paragraph">
      <style:text-properties fo:font-family="'Ubuntu Mono'" style:font-pitch="fixed" fo:font-size="26pt" fo:font-style="normal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text-properties fo:font-size="18pt"/>
    </style:style>
    <style:style style:name="P15" style:family="paragraph">
      <style:text-properties fo:font-family="'Ubuntu Mono'" style:font-pitch="fixed"/>
    </style:style>
    <style:style style:name="P16" style:family="paragraph">
      <style:text-properties fo:color="#408080" fo:font-family="'Ubuntu Mono'" style:font-pitch="fixed" fo:font-style="italic" style:font-style-asian="italic" style:font-style-complex="italic"/>
    </style:style>
    <style:style style:name="P17" style:family="paragraph">
      <style:text-properties fo:font-family="'Ubuntu Mono'" style:font-pitch="fixed" fo:font-size="22pt" style:font-size-asian="22pt" style:font-size-complex="22pt"/>
    </style:style>
    <style:style style:name="P18" style:family="paragraph">
      <style:text-properties fo:font-family="'Ubuntu Mono'" style:font-pitch="fixed" fo:font-size="26pt" fo:font-style="normal"/>
    </style:style>
    <style:style style:name="T1" style:family="text">
      <style:text-properties fo:font-family="'Ubuntu Light'" style:font-style-name="Light" style:font-pitch="variable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family="'Ubuntu Light'" style:font-pitch="variable" fo:font-size="32pt" fo:font-style="normal" style:font-style-asian="normal" style:font-style-complex="normal"/>
    </style:style>
    <style:style style:name="T4" style:family="text">
      <style:text-properties style:text-line-through-style="solid"/>
    </style:style>
    <style:style style:name="T5" style:family="text">
      <style:text-properties fo:font-family="'Ubuntu Mono'" style:font-pitch="fixed" fo:font-size="22pt" style:font-size-asian="22pt" style:font-size-complex="22pt"/>
    </style:style>
    <style:style style:name="T6" style:family="text">
      <style:text-properties fo:color="#008000" fo:font-family="0" style:font-family-generic="roman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408080" fo:font-family="0" style:font-family-generic="roman" fo:font-size="22pt" fo:font-style="italic" style:font-size-asian="22pt" style:font-style-asian="italic" style:font-size-complex="22pt" style:font-style-complex="italic"/>
    </style:style>
    <style:style style:name="T8" style:family="text">
      <style:text-properties fo:color="#666666" fo:font-family="0" style:font-family-generic="roman" fo:font-size="22pt" style:font-size-asian="22pt" style:font-size-complex="22pt"/>
    </style:style>
    <style:style style:name="T9" style:family="text">
      <style:text-properties fo:color="#ba2121" fo:font-family="0" style:font-family-generic="roman" fo:font-size="22pt" style:font-size-asian="22pt" style:font-size-complex="22pt"/>
    </style:style>
    <style:style style:name="T10" style:family="text">
      <style:text-properties fo:color="#408080" fo:font-family="'Ubuntu Mono'" style:font-pitch="fixed" fo:font-size="22pt" fo:font-style="normal" style:font-size-asian="22pt" style:font-style-asian="normal" style:font-size-complex="22pt" style:font-style-complex="normal"/>
    </style:style>
    <style:style style:name="T11" style:family="text">
      <style:text-properties fo:color="#666666" fo:font-family="0" style:font-family-generic="roman" fo:font-size="22pt" fo:font-style="normal" style:font-size-asian="22pt" style:font-style-asian="normal" style:font-size-complex="22pt" style:font-style-complex="normal"/>
    </style:style>
    <style:style style:name="T12" style:family="text">
      <style:text-properties fo:color="#008000" fo:font-family="0" style:font-family-generic="roma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13" style:family="text">
      <style:text-properties fo:color="#ba2121" fo:font-family="0" style:font-family-generic="roman" fo:font-size="22pt" fo:font-style="normal" style:font-size-asian="22pt" style:font-style-asian="normal" style:font-size-complex="22pt" style:font-style-complex="normal"/>
    </style:style>
    <style:style style:name="T14" style:family="text">
      <style:text-properties fo:color="#008000" fo:font-family="0" style:font-family-generic="roman" fo:font-size="22pt" fo:font-style="normal" style:font-size-asian="22pt" style:font-style-asian="normal" style:font-size-complex="22pt" style:font-style-complex="normal"/>
    </style:style>
    <style:style style:name="T15" style:family="text">
      <style:text-properties fo:font-family="0" style:font-family-generic="roman" fo:font-size="22pt" fo:font-style="normal" style:font-size-asian="22pt" style:font-style-asian="normal" style:font-size-complex="22pt" style:font-style-complex="normal"/>
    </style:style>
    <style:style style:name="T16" style:family="text">
      <style:text-properties fo:color="#008000" fo:font-family="0" style:font-family-generic="roman" fo:font-size="22pt" style:font-size-asian="22pt" style:font-size-complex="22pt"/>
    </style:style>
    <style:style style:name="T17" style:family="text">
      <style:text-properties style:text-outline="false" style:text-line-through-style="none" fo:font-family="'Ubuntu Mono'" style:font-pitch="fixed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ba2121" style:text-outline="false" style:text-line-through-style="none" fo:font-family="0" style:font-family-generic="roman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'Ubuntu Mono'" style:font-pitch="fixed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family="'Ubuntu Mono'" style:font-pitch="fixe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408080" fo:font-family="'Ubuntu Mono'" style:font-pitch="fixed" fo:font-size="22pt" fo:font-style="italic" style:font-size-asian="22pt" style:font-style-asian="italic" style:font-size-complex="22pt" style:font-style-complex="italic"/>
    </style:style>
    <style:style style:name="T24" style:family="text">
      <style:text-properties fo:color="#408080" fo:font-family="'Ubuntu Mono'" style:font-pitch="fixed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ba2121" fo:font-family="0" style:font-family-generic="roman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6" style:family="text">
      <style:text-properties fo:color="#ff0000" fo:font-family="'Ubuntu Light'" style:font-pitch="variable" fo:font-size="32pt" fo:font-style="normal" style:font-style-asian="normal" style:font-style-complex="normal"/>
    </style:style>
    <style:style style:name="T27" style:family="text">
      <style:text-properties style:text-outline="false" style:text-line-through-style="none" fo:font-family="'Ubuntu Mono'" style:font-pitch="fixed" fo:font-size="22pt" fo:font-style="normal" fo:text-shadow="none" style:text-underline-style="none" style:letter-kerning="true" style:font-family-asian="'DejaVu Sans'" style:font-family-generic-asian="system" style:font-pitch-asian="variable" style:font-size-asian="22pt" style:font-style-asian="normal" style:font-family-complex="'Lohit Hindi'" style:font-family-generic-complex="system" style:font-pitch-complex="variable" style:font-size-complex="22pt" style:font-style-complex="normal" style:text-emphasize="none" style:font-relief="none" style:text-overline-style="none" style:text-overline-color="font-color"/>
    </style:style>
    <style:style style:name="T28" style:family="text">
      <style:text-properties fo:color="#008000" style:text-outline="false" style:text-line-through-style="none" fo:font-family="0" style:font-family-generic="roman" fo:font-size="22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normal" style:font-weight-asian="bold" style:font-family-complex="'Lohit Hindi'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color="#008000" style:text-outline="false" style:text-line-through-style="none" fo:font-family="0" style:font-family-generic="roman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family="'Ubuntu Mono'" style:font-pitch="fixed" fo:font-size="26pt" style:font-size-asian="26pt" style:font-size-complex="26pt"/>
    </style:style>
    <style:style style:name="T31" style:family="text">
      <style:text-properties fo:color="#666666" fo:font-family="0" style:font-family-generic="roman" fo:font-size="26pt" style:font-size-asian="26pt" style:font-size-complex="26pt"/>
    </style:style>
    <style:style style:name="T32" style:family="text">
      <style:text-properties fo:color="#ba2121" fo:font-family="0" style:font-family-generic="roman" fo:font-size="26pt" style:font-size-asian="26pt" style:font-size-complex="26pt"/>
    </style:style>
    <style:style style:name="T33" style:family="text">
      <style:text-properties fo:color="#008000" fo:font-family="0" style:font-family-generic="roman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008000" fo:font-family="0" style:font-family-generic="roman" fo:font-size="26pt" style:font-size-asian="26pt" style:font-size-complex="26pt"/>
    </style:style>
    <style:style style:name="T35" style:family="text">
      <style:text-properties fo:color="#008000" fo:font-family="'Ubuntu Mono'" style:font-pitch="fixed" fo:font-size="26pt" fo:font-weight="bold" style:font-size-asian="26pt" style:font-weight-asian="bold" style:font-size-complex="26pt" style:font-weight-complex="bold"/>
    </style:style>
    <style:style style:name="T36" style:family="text">
      <style:text-properties fo:color="#666666" fo:font-family="0" style:font-family-generic="roman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ba2121" fo:font-family="0" style:font-family-generic="roman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408080" fo:font-family="'Ubuntu Mono'" style:font-pitch="fixed" fo:font-size="26pt" fo:font-style="normal" style:font-size-asian="22pt" style:font-style-asian="italic" style:font-size-complex="22pt" style:font-style-complex="italic"/>
    </style:style>
    <style:style style:name="T39" style:family="text">
      <style:text-properties fo:color="#666666" fo:font-family="'Ubuntu Mono'" style:font-pitch="fixed" fo:font-size="26pt" fo:font-style="normal" style:font-size-asian="22pt" style:font-style-asian="italic" style:font-size-complex="22pt" style:font-style-complex="italic"/>
    </style:style>
    <style:style style:name="T40" style:family="text">
      <style:text-properties fo:color="#ba2121" fo:font-family="'Ubuntu Mono'" style:font-pitch="fixed" fo:font-size="26pt" fo:font-style="normal" style:font-size-asian="22pt" style:font-style-asian="italic" style:font-size-complex="22pt" style:font-style-complex="italic"/>
    </style:style>
    <style:style style:name="T41" style:family="text">
      <style:text-properties fo:color="#008000" fo:font-family="0" style:font-family-generic="roman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42" style:family="text">
      <style:text-properties fo:color="#008000" fo:font-family="0" style:font-family-generic="roman" fo:font-size="26pt" fo:font-style="normal" style:font-size-asian="22pt" style:font-style-asian="italic" style:font-size-complex="22pt" style:font-style-complex="italic"/>
    </style:style>
    <style:style style:name="T43" style:family="text">
      <style:text-properties fo:color="#408080" fo:font-family="0" style:font-family-generic="roman" fo:font-size="26pt" fo:font-style="italic" style:font-size-asian="22pt" style:font-style-asian="italic" style:font-size-complex="22pt" style:font-style-complex="italic"/>
    </style:style>
    <style:style style:name="T44" style:family="text">
      <style:text-properties fo:color="#666666" fo:font-family="0" style:font-family-generic="roman" fo:font-size="26pt" fo:font-style="normal" style:font-size-asian="22pt" style:font-style-asian="italic" style:font-size-complex="22pt" style:font-style-complex="italic"/>
    </style:style>
    <style:style style:name="T45" style:family="text">
      <style:text-properties fo:font-size="18pt"/>
    </style:style>
    <style:style style:name="T46" style:family="text">
      <style:text-properties fo:color="#008000" fo:font-family="'Ubuntu Mono'" style:font-pitch="fixed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47" style:family="text">
      <style:text-properties fo:font-size="26pt" fo:font-style="normal" style:font-size-asian="22pt" style:font-style-asian="italic" style:font-size-complex="22pt" style:font-style-complex="italic"/>
    </style:style>
    <style:style style:name="T48" style:family="text">
      <style:text-properties fo:color="#008000" fo:font-family="'Ubuntu Mono'" style:font-pitch="fixed" fo:font-size="26pt" fo:font-style="normal" style:font-size-asian="22pt" style:font-style-asian="italic" style:font-size-complex="22pt" style:font-style-complex="italic"/>
    </style:style>
    <style:style style:name="T49" style:family="text">
      <style:text-properties fo:font-family="'Ubuntu Mono'" style:font-pitch="fixed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50" style:family="text">
      <style:text-properties fo:color="#ba2121" fo:font-family="'Ubuntu Mono'" style:font-pitch="fixed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51" style:family="text">
      <style:text-properties fo:color="#666666" fo:font-family="'Ubuntu Mono'" style:font-pitch="fixed" fo:font-size="26pt" fo:font-style="normal" fo:font-weight="bold" style:font-size-asian="22pt" style:font-style-asian="italic" style:font-weight-asian="bold" style:font-size-complex="22pt" style:font-style-complex="italic" style:font-weight-complex="bold"/>
    </style:style>
    <style:style style:name="T52" style:family="text">
      <style:text-properties fo:font-family="'Ubuntu Mono'" style:font-pitch="fixed" fo:font-size="22pt" style:font-size-asian="22pt" style:font-size-complex="22pt"/>
    </style:style>
    <style:style style:name="T53" style:family="text">
      <style:text-properties fo:color="#008000" fo:font-family="'Ubuntu Mono'" style:font-pitch="fixed" fo:font-size="12pt" fo:font-style="normal" fo:font-weight="bold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style:use-window-font-color="true" style:text-outline="false" style:text-line-through-style="none" fo:font-family="'Ubuntu Mono'" style:font-pitch="fixed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italic" style:font-weight-asian="bold" style:font-family-complex="'Lohit Hindi'" style:font-family-generic-complex="system" style:font-pitch-complex="variable" style:font-size-complex="22pt" style:font-style-complex="italic" style:font-weight-complex="bold" style:text-emphasize="none" style:font-relief="none" style:text-overline-style="none" style:text-overline-color="font-color"/>
    </style:style>
    <style:style style:name="T55" style:family="text">
      <style:text-properties fo:color="#008000" style:text-outline="false" style:text-line-through-style="none" fo:font-family="'Ubuntu Mono'" style:font-pitch="fixed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italic" style:font-weight-asian="bold" style:font-family-complex="'Lohit Hindi'" style:font-family-generic-complex="system" style:font-pitch-complex="variable" style:font-size-complex="22pt" style:font-style-complex="italic" style:font-weight-complex="bold" style:text-emphasize="none" style:font-relief="none" style:text-overline-style="none" style:text-overline-color="font-color"/>
    </style:style>
    <style:style style:name="T56" style:family="text">
      <style:text-properties fo:color="#ba2121" style:text-outline="false" style:text-line-through-style="none" fo:font-family="'Ubuntu Mono'" style:font-pitch="fixed" fo:font-size="26pt" fo:font-style="normal" fo:text-shadow="none" style:text-underline-style="none" fo:font-weight="bold" style:letter-kerning="true" style:font-family-asian="'DejaVu Sans'" style:font-family-generic-asian="system" style:font-pitch-asian="variable" style:font-size-asian="22pt" style:font-style-asian="italic" style:font-weight-asian="bold" style:font-family-complex="'Lohit Hindi'" style:font-family-generic-complex="system" style:font-pitch-complex="variable" style:font-size-complex="2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layer="layout" svg:width="25.199cm" svg:height="3.506cm" svg:x="1cm" svg:y="3.436cm" presentation:class="title" presentation:user-transformed="true">
          <draw:text-box>
            <text:p>Iteration in Go</text:p>
          </draw:text-box>
        </draw:frame>
        <draw:frame presentation:style-name="pr2" draw:text-style-name="P1" draw:layer="layout" svg:width="24.639cm" svg:height="12.179cm" svg:x="1.4cm" svg:y="7.6cm" presentation:class="subtitle" presentation:user-transformed="true">
          <draw:text-box>
            <text:p><text:span text:style-name="T1">Abram Hindle</text:span></text:p>
            <text:p><text:span text:style-name="T1"><text:a xlink:href="mailto:abram.hindle@ualberta.ca" xlink:type="simple">abram.hindle@ualberta.ca</text:a></text:span></text:p>
            <text:p><text:span text:style-name="T1">Department of Computing Science</text:span></text:p>
            <text:p><text:span text:style-name="T1">University of Alberta</text:span></text:p>
            <text:p><text:span text:style-name="T1"><text:a xlink:href="http://softwareprocess.es/" xlink:type="simple">http://softwareprocess.es/</text:a></text:span></text:p>
            <text:p><text:span text:style-name="T1">CC-BY-SA 4.0</text:span></text:p>
            <text:p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3.506cm" svg:x="1.4cm" svg:y="0.837cm" presentation:class="title">
          <draw:text-box>
            <text:p><text:span text:style-name="T2">Warning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 text:style-name="P3"><text:span text:style-name="T2">This talk is not <text:s/>idiomatic</text:span></text:p>
              </text:list-item>
              <text:list-item>
                <text:p text:style-name="P3"><text:span text:style-name="T2">Also it is written by a GO Impostor ;-)</text:span></text:p>
              </text:list-item>
              <text:list-item>
                <text:p text:style-name="P3"><text:span text:style-name="T2">Wish I saw Nathan's talk before I did some of these examples :(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teration</text:p>
          </draw:text-box>
        </draw:frame>
        <draw:frame presentation:style-name="pr7" draw:text-style-name="P5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Programming is useful because we can repeat tasks</text:span></text:p>
              </text:list-item>
              <text:list-item>
                <text:p><text:span text:style-name="T3">Iteration is one of the fundamental building blocks of most programming languages</text:span></text:p>
              </text:list-item>
              <text:list-item>
                <text:p><text:span text:style-name="T3">Iteration usually refers to repetition</text:span></text:p>
                <text:list>
                  <text:list-item>
                    <text:p><text:span text:style-name="T3">In mathematics iterating a functions means applying it repeatedly</text:span></text:p>
                  </text:list-item>
                  <text:list-item>
                    <text:p><text:span text:style-name="T3">In programming iteration can refer to any method of repeti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lock</text:p>
                <text:list>
                  <text:list-item>
                    <text:p>A chunk of code</text:p>
                  </text:list-item>
                  <text:list-item>
                    <text:p>Usually the part that gets repeated</text:p>
                  </text:list-item>
                  <text:list-item>
                    <text:p>Usually follows scope rules</text:p>
                  </text:list-item>
                </text:list>
              </text:list-item>
              <text:list-item>
                <text:p>Condition</text:p>
                <text:list>
                  <text:list-item>
                    <text:p>An expression that evaluates to true or false</text:p>
                  </text:list-item>
                  <text:list-item>
                    <text:p>Commonly used to determine if a loop continu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 Order – Execute in Sequence</text:p>
              </text:list-item>
              <text:list-item>
                <text:p>Out of Order – Execute in any order</text:p>
              </text:list-item>
              <text:list-item>
                <text:p>Dependency – One value depends on anoth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4.014cm" svg:height="14.847cm" svg:x="16.972cm" svg:y="6.90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<text:span text:style-name="T4">While</text:span> For Loop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Repeats a block until a condition is met.</text:p>
              </text:list-item>
              <text:list-item>
                <text:p>Loop invariant executes first</text:p>
                <text:p/>
              </text:list-item>
            </text:list>
          </draw:text-box>
        </draw:frame>
        <draw:frame draw:style-name="gr3" draw:layer="layout" svg:width="15.63cm" svg:height="14.945cm" svg:x="0.462cm" svg:y="6.967cm">
          <draw:text-box>
            <text:p><text:span text:style-name="T5"/></text:p>
            <text:p><text:span text:style-name="T5"><text:tab/></text:span><text:span text:style-name="T5">condition := false</text:span></text:p>
            <text:p><text:span text:style-name="T5"><text:tab/></text:span><text:span text:style-name="T6">for</text:span><text:span text:style-name="T5"> condition {</text:span></text:p>
            <text:p><text:span text:style-name="T5"><text:tab/></text:span><text:span text:style-name="T5"><text:tab/></text:span><text:span text:style-name="T7">// ...</text:span></text:p>
            <text:p><text:span text:style-name="T5"><text:tab/></text:span><text:span text:style-name="T5"><text:tab/></text:span><text:span text:style-name="T5">condition = !condition</text:span></text:p>
            <text:p><text:span text:style-name="T5"><text:tab/></text:span><text:span text:style-name="T5">}</text:span></text:p>
            <text:p><text:span text:style-name="T5"><text:tab/></text:span><text:span text:style-name="T5">reader := bufio.NewReader(os.Stdin)</text:span></text:p>
            <text:p><text:span text:style-name="T5"><text:tab/></text:span><text:span text:style-name="T5">reads := </text:span><text:span text:style-name="T8">0</text:span></text:p>
            <text:p><text:span text:style-name="T5"><text:tab/></text:span><text:span text:style-name="T6">for</text:span><text:span text:style-name="T5"> {</text:span></text:p>
            <text:p><text:span text:style-name="T5"><text:tab/></text:span><text:span text:style-name="T5"><text:tab/></text:span><text:span text:style-name="T5">reads++</text:span></text:p>
            <text:p><text:span text:style-name="T5"><text:tab/></text:span><text:span text:style-name="T5"><text:tab/></text:span><text:span text:style-name="T5">_, err := reader.ReadString(</text:span><text:span text:style-name="T9">'\n'</text:span><text:span text:style-name="T5">);</text:span></text:p>
            <text:p><text:span text:style-name="T5"><text:tab/></text:span><text:span text:style-name="T5"><text:tab/></text:span><text:span text:style-name="T6">if</text:span><text:span text:style-name="T5"> err!=nil {</text:span></text:p>
            <text:p><text:span text:style-name="T5"><text:tab/></text:span><text:span text:style-name="T5"><text:tab/></text:span><text:span text:style-name="T5"><text:tab/></text:span><text:span text:style-name="T6">break</text:span><text:span text:style-name="T5">;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}</text:span></text:p>
            <text:p><text:span text:style-name="T5"><text:tab/></text:span><text:span text:style-name="T5">fmt.Printf(</text:span><text:span text:style-name="T9">"Reads: %d\n"</text:span><text:span text:style-name="T5">, reads)</text:span></text:p>
            <text:p><text:span text:style-name="T5"/></text:p>
            <text:p><text:span text:style-name="T5"><text:tab/></text:span></text:p>
          </draw:text-box>
        </draw:frame>
        <draw:frame draw:style-name="gr3" draw:layer="layout" svg:width="11.772cm" svg:height="13.767cm" svg:x="15.776cm" svg:y="6.334cm">
          <draw:text-box>
            <text:p><text:span text:style-name="T5"/></text:p>
            <text:p><text:span text:style-name="T5"><text:tab/></text:span><text:span text:style-name="T5">x := </text:span><text:span text:style-name="T8">10</text:span></text:p>
            <text:p><text:span text:style-name="T5"><text:tab/></text:span><text:span text:style-name="T6">for</text:span><text:span text:style-name="T5"> x &gt; </text:span><text:span text:style-name="T8">0</text:span><text:span text:style-name="T5"> {</text:span></text:p>
            <text:p><text:span text:style-name="T5"><text:tab/></text:span><text:span text:style-name="T5"><text:tab/></text:span><text:span text:style-name="T5">x = x - </text:span><text:span text:style-name="T8">1</text:span></text:p>
            <text:p><text:span text:style-name="T5"><text:tab/></text:span><text:span text:style-name="T5">}</text:span></text:p>
            <text:p><text:span text:style-name="T5"><text:tab/></text:span><text:span text:style-name="T7">// x is 0</text:span></text:p>
            <text:p><text:span text:style-name="T5"><text:tab/></text:span><text:span text:style-name="T5">fmt.Printf(</text:span><text:span text:style-name="T9">"x is %d\n"</text:span><text:span text:style-name="T5">, x)</text:span></text:p>
            <text:p><text:span text:style-name="T5"><text:tab/></text:span></text:p>
            <text:p><text:span text:style-name="T5"><text:tab/></text:span><text:span text:style-name="T7">// maybe you're not sure how</text:span></text:p>
            <text:p><text:span text:style-name="T5"><text:tab/></text:span><text:span text:style-name="T7">// many iterations you need?</text:span></text:p>
            <text:p><text:span text:style-name="T5"><text:tab/></text:span><text:span text:style-name="T5">y := </text:span><text:span text:style-name="T8">100.0</text:span></text:p>
            <text:p><text:span text:style-name="T5"><text:tab/></text:span><text:span text:style-name="T6">for</text:span><text:span text:style-name="T5"> y &gt; </text:span><text:span text:style-name="T8">1</text:span><text:span text:style-name="T5"> {</text:span></text:p>
            <text:p><text:span text:style-name="T5"><text:tab/></text:span><text:span text:style-name="T5"><text:tab/></text:span><text:span text:style-name="T5">y = y / </text:span><text:span text:style-name="T8">3</text:span><text:span text:style-name="T5">;</text:span></text:p>
            <text:p><text:span text:style-name="T5"><text:tab/></text:span><text:span text:style-name="T5">}</text:span></text:p>
            <text:p><text:span text:style-name="T5"><text:tab/></text:span><text:span text:style-name="T5">fmt.Printf(</text:span><text:span text:style-name="T9">"y is %f\n"</text:span><text:span text:style-name="T5">, y)</text:span></text:p>
            <text:p><text:span text:style-name="T5"><text:tab/></text:span><text:span text:style-name="T7">// y is 0.41152263374485604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2.909cm" svg:height="12.384cm" svg:x="15.757cm" svg:y="6.644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For Loo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terate with a condition or over a collection of elements.</text:p>
              </text:list-item>
            </text:list>
            <text:p/>
          </draw:text-box>
        </draw:frame>
        <draw:frame draw:style-name="gr3" draw:text-style-name="P6" draw:layer="layout" svg:width="19.135cm" svg:height="14.449cm" svg:x="0.33cm" svg:y="7.329cm">
          <draw:text-box>
            <text:p><text:span text:style-name="T10"><text:tab/></text:span><text:span text:style-name="T10">sum := </text:span><text:span text:style-name="T11">0</text:span><text:span text:style-name="T10">;</text:span></text:p>
            <text:p><text:span text:style-name="T10"><text:tab/></text:span><text:span text:style-name="T12">for</text:span><text:span text:style-name="T10"> i := </text:span><text:span text:style-name="T11">0</text:span><text:span text:style-name="T10"> ; i &lt; </text:span><text:span text:style-name="T11">10</text:span><text:span text:style-name="T10">; i++ {</text:span></text:p>
            <text:p><text:span text:style-name="T10"><text:tab/></text:span><text:span text:style-name="T10"><text:tab/></text:span><text:span text:style-name="T10">sum += i;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um is %d\n"</text:span><text:span text:style-name="T10">, sum)</text:span></text:p>
            <text:p><text:span text:style-name="T10"/></text:p>
            <text:p><text:span text:style-name="T10"><text:tab/></text:span><text:span text:style-name="T10">s := </text:span><text:span text:style-name="T13">""</text:span></text:p>
            <text:p><text:span text:style-name="T10"><text:tab/></text:span><text:span text:style-name="T10">s2 := </text:span><text:span text:style-name="T13">"</text:span></text:p>
            <text:p><text:span text:style-name="T10"><text:tab/></text:span><text:span text:style-name="T10">v := []</text:span><text:span text:style-name="T14">string</text:span><text:span text:style-name="T10">{</text:span><text:span text:style-name="T13">"a"</text:span><text:span text:style-name="T10">,</text:span><text:span text:style-name="T13">"b"</text:span><text:span text:style-name="T10">,</text:span><text:span text:style-name="T13">"c"</text:span><text:span text:style-name="T10">}</text:span></text:p>
            <text:p><text:span text:style-name="T10"><text:tab/></text:span><text:span text:style-name="T10">u := </text:span><text:span text:style-name="T12">map</text:span><text:span text:style-name="T10">[</text:span><text:span text:style-name="T14">string</text:span><text:span text:style-name="T10">]</text:span><text:span text:style-name="T14">string</text:span><text:span text:style-name="T10">{</text:span><text:span text:style-name="T13">"A"</text:span><text:span text:style-name="T10">:</text:span><text:span text:style-name="T13">"a"</text:span><text:span text:style-name="T10">, </text:span><text:span text:style-name="T13">"B"</text:span><text:span text:style-name="T10">:</text:span><text:span text:style-name="T13">"b"</text:span><text:span text:style-name="T10">,</text:span><text:span text:style-name="T13">"C"</text:span><text:span text:style-name="T10">:</text:span><text:span text:style-name="T13">"c"</text:span><text:span text:style-name="T10">}</text:span></text:p>
            <text:p><text:span text:style-name="T10"><text:tab/></text:span><text:span text:style-name="T12">for</text:span><text:span text:style-name="T10"> i, val := </text:span><text:span text:style-name="T12">range</text:span><text:span text:style-name="T10"> v {</text:span></text:p>
            <text:p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><text:span text:style-name="T10"><text:tab/></text:span><text:span text:style-name="T10"><text:tab/></text:span><text:span text:style-name="T10"><text:tab/></text:span><text:span text:style-name="T10">s += val; 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[%s]\n"</text:span><text:span text:style-name="T10">,s)</text:span></text:p>
            <text:p><text:span text:style-name="T15"/></text:p>
          </draw:text-box>
        </draw:frame>
        <draw:frame draw:style-name="gr3" draw:text-style-name="P7" draw:layer="layout" svg:width="12.646cm" svg:height="11.845cm" svg:x="14.605cm" svg:y="6.855cm">
          <draw:text-box>
            <text:p><text:span text:style-name="T10"><text:tab/></text:span><text:span text:style-name="T12">for</text:span><text:span text:style-name="T10"> key, val := </text:span><text:span text:style-name="T12">range</text:span><text:span text:style-name="T10"> u {</text:span></text:p>
            <text:p><text:span text:style-name="T10"><text:tab/></text:span><text:span text:style-name="T10"><text:tab/></text:span><text:span text:style-name="T10">s += key;</text:span></text:p>
            <text:p><text:span text:style-name="T10"><text:tab/></text:span><text:span text:style-name="T10"><text:tab/></text:span><text:span text:style-name="T10">s += val; 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[%s]\n"</text:span><text:span text:style-name="T10">,s)</text:span></text:p>
            <text:p><text:span text:style-name="T10"><text:tab/></text:span><text:span text:style-name="T12">for</text:span><text:span text:style-name="T10"> i, val := </text:span><text:span text:style-name="T12">range</text:span><text:span text:style-name="T10"> s2 {</text:span></text:p>
            <text:p><text:span text:style-name="T10"><text:tab/></text:span><text:span text:style-name="T10"><text:tab/></text:span><text:span text:style-name="T7">// i is the byte location</text:span></text:p>
            <text:p><text:span text:style-name="T10"><text:tab/></text:span><text:span text:style-name="T10"><text:tab/></text:span><text:span text:style-name="T12">for</text:span><text:span text:style-name="T10"> j := </text:span><text:span text:style-name="T11">0</text:span><text:span text:style-name="T10">; j &lt;= i; j++ {</text:span></text:p>
            <text:p><text:span text:style-name="T10"><text:tab/></text:span><text:span text:style-name="T10"><text:tab/></text:span><text:span text:style-name="T10"><text:tab/></text:span><text:span text:style-name="T10">s += </text:span><text:span text:style-name="T14">string</text:span><text:span text:style-name="T10">(val);</text:span></text:p>
            <text:p><text:span text:style-name="T10"><text:tab/></text:span><text:span text:style-name="T10"><text:tab/></text:span><text:span text:style-name="T10">}</text:span></text:p>
            <text:p><text:span text:style-name="T10"><text:tab/></text:span><text:span text:style-name="T10">}</text:span></text:p>
            <text:p><text:span text:style-name="T10"><text:tab/></text:span><text:span text:style-name="T10">fmt.Printf(</text:span><text:span text:style-name="T13">"s is (note that the </text:span></text:p>
            <text:p><text:span text:style-name="T13"><text:s text:c="7"/></text:span><text:span text:style-name="T13">unique was base-4) [%s]\n"</text:span><text:span text:style-name="T10">,s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8" draw:layer="layout" svg:width="15.005cm" svg:height="17.735cm" svg:x="12.059cm" svg:y="3.086cm">
          <draw:text-box>
            <text:p><text:span text:style-name="T5"/></text:p>
            <text:p><text:span text:style-name="T5"><text:tab/></text:span><text:span text:style-name="T5">stump := </text:span><text:span text:style-name="T6">map</text:span><text:span text:style-name="T5">[</text:span><text:span text:style-name="T16">string</text:span><text:span text:style-name="T5">]Tree{}</text:span><text:span text:style-name="T5"><text:tab/></text:span></text:p>
            <text:p><text:span text:style-name="T5"/></text:p>
            <text:p><text:span text:style-name="T5"><text:tab/></text:span><text:span text:style-name="T5">tree := Tree{</text:span><text:span text:style-name="T8">0</text:span><text:span text:style-name="T5">,</text:span></text:p>
            <text:p><text:span text:style-name="T5"><text:tab/></text:span><text:span text:style-name="T5"><text:tab/>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9">"a"</text:span><text:span text:style-name="T5">:Tree{</text:span><text:span text:style-name="T8">1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9">"b"</text:span><text:span text:style-name="T5">:Tree{</text:span><text:span text:style-name="T8">2</text:span><text:span text:style-name="T5">, 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h"</text:span><text:span text:style-name="T5">:Tree{</text:span><text:span text:style-name="T8">8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i"</text:span><text:span text:style-name="T5">:Tree{</text:span><text:span text:style-name="T8">9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j"</text:span><text:span text:style-name="T5">:Tree{</text:span><text:span text:style-name="T8">10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9">"c"</text:span><text:span text:style-name="T5">:Tree{</text:span><text:span text:style-name="T8">3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9">"d"</text:span><text:span text:style-name="T5">:Tree{</text:span><text:span text:style-name="T8">4</text:span><text:span text:style-name="T5">, </text:span><text:span text:style-name="T6">map</text:span><text:span text:style-name="T5">[</text:span><text:span text:style-name="T16">string</text:span><text:span text:style-name="T5">]Tree{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e"</text:span><text:span text:style-name="T5">:Tree{</text:span><text:span text:style-name="T8">5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f"</text:span><text:span text:style-name="T5">:Tree{</text:span><text:span text:style-name="T8">6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9">"g"</text:span><text:span text:style-name="T5">:Tree{</text:span><text:span text:style-name="T8">7</text:span><text:span text:style-name="T5">,stump},</text:span></text:p>
            <text:p><text:span text:style-name="T5"><text:tab/></text:span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<text:tab/></text:span><text:span text:style-name="T5">},</text:span></text:p>
            <text:p><text:span text:style-name="T5"><text:tab/></text:span><text:span text:style-name="T5"><text:tab/></text:span><text:span text:style-name="T5">},</text:span></text:p>
            <text:p><text:span text:style-name="T5"><text:tab/></text:span><text:span text:style-name="T5">}</text:span><text:span text:style-name="T5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10.126cm" svg:height="12.18cm" svg:x="1.4cm" svg:y="4.914cm" presentation:class="outline" presentation:user-transformed="true">
          <draw:text-box>
            <text:list text:style-name="L2">
              <text:list-item>
                <text:p>Arbitrary flow control</text:p>
              </text:list-item>
              <text:list-item>
                <text:p>Good for iterating datastructures like trees</text:p>
              </text:list-item>
              <text:list-item>
                <text:p>Watch out for stackoverflows!</text:p>
              </text:list-item>
            </text:list>
          </draw:text-box>
        </draw:frame>
        <draw:frame draw:style-name="gr3" draw:text-style-name="P8" draw:layer="layout" svg:width="18.65cm" svg:height="9.334cm" svg:x="9.196cm" svg:y="3.34cm">
          <draw:text-box>
            <text:p><text:span text:style-name="T5"/></text:p>
            <text:p><text:span text:style-name="T5"><text:tab/></text:span><text:span text:style-name="T17">fmt.Printf(</text:span><text:span text:style-name="T18">"Treesum %d\n"</text:span><text:span text:style-name="T19">, TreeSum( tree ))</text:span></text:p>
            <text:p><text:span text:style-name="T5"/></text:p>
            <text:p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7">// Call Back walker</text:span></text:p>
            <text:p><text:span text:style-name="T5"><text:tab/></text:span><text:span text:style-name="T5">TreeWalker(tree, </text:span><text:span text:style-name="T6">func</text:span><text:span text:style-name="T5">(t Tree) { </text:span></text:p>
            <text:p><text:span text:style-name="T5"><text:s text:c="6"/></text:span><text:span text:style-name="T5">fmt.Printf(</text:span><text:span text:style-name="T9">"Node value %d\n"</text:span><text:span text:style-name="T5">,t.Value) } )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4.251cm" svg:height="7.019cm" svg:x="13.559cm" svg:y="13.14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Recursion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15.412cm" svg:height="14.077cm" svg:x="1.4cm" svg:y="4.343cm">
          <draw:text-box>
            <text:p><text:span text:style-name="T6">type</text:span><text:span text:style-name="T5"> Tree </text:span><text:span text:style-name="T6">struct</text:span><text:span text:style-name="T5"> {</text:span></text:p>
            <text:p><text:span text:style-name="T5"><text:s text:c="4"/></text:span><text:span text:style-name="T5">Value </text:span><text:span text:style-name="T16">int</text:span></text:p>
            <text:p><text:span text:style-name="T5"><text:s text:c="4"/></text:span><text:span text:style-name="T5">Branches </text:span><text:span text:style-name="T6">map</text:span><text:span text:style-name="T5">[</text:span><text:span text:style-name="T16">string</text:span><text:span text:style-name="T5">]Tree</text:span></text:p>
            <text:p><text:span text:style-name="T5">}</text:span></text:p>
            <text:p><text:span text:style-name="T5"/></text:p>
            <text:p><text:span text:style-name="T5"/></text:p>
            <text:p><text:span text:style-name="T6">func</text:span><text:span text:style-name="T5"> TreeSum( tree Tree ) </text:span><text:span text:style-name="T16">int</text:span><text:span text:style-name="T5"> <text:s/>{</text:span></text:p>
            <text:p><text:span text:style-name="T5"><text:tab/></text:span><text:span text:style-name="T5">sum := tree.Value;</text:span></text:p>
            <text:p><text:span text:style-name="T5"><text:tab/></text:span><text:span text:style-name="T6">for</text:span><text:span text:style-name="T5"> _, val := </text:span><text:span text:style-name="T6">range</text:span><text:span text:style-name="T5"> tree.Branches {</text:span></text:p>
            <text:p><text:span text:style-name="T5"><text:tab/></text:span><text:span text:style-name="T5"><text:tab/></text:span><text:span text:style-name="T5">sum += TreeSum(val)</text:span></text:p>
            <text:p><text:span text:style-name="T5"><text:tab/></text:span><text:span text:style-name="T5">}</text:span></text:p>
            <text:p><text:span text:style-name="T5"><text:tab/></text:span><text:span text:style-name="T6">return</text:span><text:span text:style-name="T5"> sum;</text:span></text:p>
            <text:p><text:span text:style-name="T5">}</text:span></text:p>
            <text:p><text:span text:style-name="T5"/></text:p>
            <text:p><text:span text:style-name="T20"/></text:p>
            <text:p><text:span text:style-name="T5"/></text:p>
            <text:p><text:span text:style-name="T5"/></text:p>
          </draw:text-box>
        </draw:frame>
        <draw:frame draw:style-name="gr4" draw:text-style-name="P9" draw:layer="layout" svg:width="18.188cm" svg:height="6.73cm" svg:x="13.559cm" svg:y="13.149cm">
          <draw:text-box>
            <text:p><text:span text:style-name="T6">func</text:span><text:span text:style-name="T5"> TreeWalker( tree Tree, </text:span></text:p>
            <text:p><text:span text:style-name="T5"><text:s text:c="18"/></text:span><text:span text:style-name="T5">f </text:span><text:span text:style-name="T6">func</text:span><text:span text:style-name="T5">(Tree) ) <text:s/>{</text:span></text:p>
            <text:p><text:span text:style-name="T5"><text:tab/></text:span><text:span text:style-name="T5">f(tree)</text:span></text:p>
            <text:p><text:span text:style-name="T5"><text:tab/></text:span><text:span text:style-name="T6">for</text:span><text:span text:style-name="T5"> _, val := </text:span><text:span text:style-name="T6">range</text:span><text:span text:style-name="T5"> </text:span></text:p>
            <text:p><text:span text:style-name="T5"><text:s text:c="19"/></text:span><text:span text:style-name="T5">tree.Branches {</text:span></text:p>
            <text:p><text:span text:style-name="T5"><text:tab/></text:span><text:span text:style-name="T5"><text:tab/></text:span><text:span text:style-name="T5">TreeWalker(val,f)</text:span></text:p>
            <text:p><text:span text:style-name="T5"><text:tab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18.188cm" svg:height="11.845cm" svg:x="5.695cm" svg:y="5.03cm">
          <draw:text-box>
            <text:p><text:span text:style-name="T5"/></text:p>
            <text:p><text:span text:style-name="T6">type</text:span><text:span text:style-name="T5"> iInt </text:span><text:span text:style-name="T16">int</text:span></text:p>
            <text:p><text:span text:style-name="T5"/></text:p>
            <text:p><text:span text:style-name="T6">func</text:span><text:span text:style-name="T5"> (max iInt) Iter () &lt;-</text:span><text:span text:style-name="T6">chan</text:span><text:span text:style-name="T5"> iInt {</text:span></text:p>
            <text:p><text:span text:style-name="T5"><text:tab/></text:span><text:span text:style-name="T5">ch := </text:span><text:span text:style-name="T16">make</text:span><text:span text:style-name="T5">(</text:span><text:span text:style-name="T6">chan</text:span><text:span text:style-name="T5"> iInt);</text:span></text:p>
            <text:p><text:span text:style-name="T5"><text:tab/></text:span><text:span text:style-name="T6">go</text:span><text:span text:style-name="T5"> </text:span><text:span text:style-name="T6">func</text:span><text:span text:style-name="T5"> () {</text:span></text:p>
            <text:p><text:span text:style-name="T5"><text:tab/></text:span><text:span text:style-name="T5"><text:tab/></text:span><text:span text:style-name="T5">m := </text:span><text:span text:style-name="T16">int</text:span><text:span text:style-name="T5">(max)</text:span></text:p>
            <text:p><text:span text:style-name="T5"><text:tab/></text:span><text:span text:style-name="T5"><text:tab/></text:span><text:span text:style-name="T6">for</text:span><text:span text:style-name="T5"> i := </text:span><text:span text:style-name="T8">0</text:span><text:span text:style-name="T5">; i &lt;= m; i++ {</text:span></text:p>
            <text:p><text:span text:style-name="T5"><text:tab/></text:span><text:span text:style-name="T5"><text:tab/></text:span><text:span text:style-name="T5"><text:tab/></text:span><text:span text:style-name="T5">ch &lt;- iInt(i)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16">close</text:span><text:span text:style-name="T5">(ch)</text:span></text:p>
            <text:p><text:span text:style-name="T5"><text:tab/></text:span><text:span text:style-name="T5">} ();</text:span></text:p>
            <text:p><text:span text:style-name="T5"><text:tab/></text:span><text:span text:style-name="T6">return</text:span><text:span text:style-name="T5"> ch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18.188cm" svg:height="13.395cm" svg:x="5.695cm" svg:y="5.03cm">
          <draw:text-box>
            <text:p><text:span text:style-name="T5"/></text:p>
            <text:p><text:span text:style-name="T6">func</text:span><text:span text:style-name="T5"> TreeIter( tree Tree ) &lt;-</text:span><text:span text:style-name="T6">chan</text:span><text:span text:style-name="T5"> Tree {</text:span></text:p>
            <text:p><text:span text:style-name="T5"><text:tab/></text:span><text:span text:style-name="T5">ch := </text:span><text:span text:style-name="T16">make</text:span><text:span text:style-name="T5">(</text:span><text:span text:style-name="T6">chan</text:span><text:span text:style-name="T5"> Tree);</text:span></text:p>
            <text:p><text:span text:style-name="T5"><text:tab/></text:span><text:span text:style-name="T6">go</text:span><text:span text:style-name="T5"> </text:span><text:span text:style-name="T6">func</text:span><text:span text:style-name="T5"> () {</text:span></text:p>
            <text:p><text:span text:style-name="T5"><text:tab/></text:span><text:span text:style-name="T5"><text:tab/></text:span><text:span text:style-name="T5">TreeWalker( tree, </text:span><text:span text:style-name="T6">func</text:span><text:span text:style-name="T5">(t Tree) {</text:span></text:p>
            <text:p><text:span text:style-name="T5"><text:tab/></text:span><text:span text:style-name="T5"><text:tab/></text:span><text:span text:style-name="T5"><text:tab/></text:span><text:span text:style-name="T5">ch &lt;- t</text:span></text:p>
            <text:p><text:span text:style-name="T5"><text:tab/></text:span><text:span text:style-name="T5"><text:tab/></text:span><text:span text:style-name="T5">})</text:span></text:p>
            <text:p><text:span text:style-name="T5"><text:tab/></text:span><text:span text:style-name="T5"><text:tab/></text:span><text:span text:style-name="T16">close</text:span><text:span text:style-name="T5">(ch)</text:span></text:p>
            <text:p><text:span text:style-name="T5"><text:tab/></text:span><text:span text:style-name="T5">} ();</text:span></text:p>
            <text:p><text:span text:style-name="T5"><text:tab/></text:span><text:span text:style-name="T6">return</text:span><text:span text:style-name="T5"> ch</text:span></text:p>
            <text:p><text:span text:style-name="T5">}</text:span></text:p>
            <text:p><text:span text:style-name="T5"/></text:p>
            <text:p><text:span text:style-name="T6">func</text:span><text:span text:style-name="T5"> (tree Tree) Iter() &lt;-</text:span><text:span text:style-name="T6">chan</text:span><text:span text:style-name="T5"> Tree {</text:span></text:p>
            <text:p><text:span text:style-name="T5"><text:tab/></text:span><text:span text:style-name="T6">return</text:span><text:span text:style-name="T5"> TreeIter( tree )</text:span></text:p>
            <text:p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nel Iterator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4" draw:text-style-name="P9" draw:layer="layout" svg:width="23.377cm" svg:height="10.977cm" svg:x="2.827cm" svg:y="5.03cm">
          <draw:text-box>
            <text:p><text:span text:style-name="T5"/></text:p>
            <text:p><text:span text:style-name="T5"><text:tab/></text:span><text:span text:style-name="T6">for</text:span><text:span text:style-name="T5"> i := </text:span><text:span text:style-name="T6">range</text:span><text:span text:style-name="T5"> iInt(</text:span><text:span text:style-name="T8">6</text:span><text:span text:style-name="T5">).Iter() {</text:span></text:p>
            <text:p><text:span text:style-name="T5"><text:tab/></text:span><text:span text:style-name="T5"><text:tab/></text:span><text:span text:style-name="T5">fmt.Printf(</text:span><text:span text:style-name="T9">"Wow! %v\n"</text:span><text:span text:style-name="T5">, i)</text:span></text:p>
            <text:p><text:span text:style-name="T5"><text:tab/></text:span><text:span text:style-name="T5">}</text:span></text:p>
            <text:p><text:span text:style-name="T5"/></text:p>
            <text:p><text:span text:style-name="T5"><text:tab/></text:span><text:span text:style-name="T7">// Call Back walker</text:span></text:p>
            <text:p><text:span text:style-name="T5"><text:tab/></text:span><text:span text:style-name="T5">TreeWalker(tree, </text:span><text:span text:style-name="T6">func</text:span><text:span text:style-name="T5">(t Tree) { fmt.Printf(</text:span><text:span text:style-name="T9">"Node value %d\n"</text:span><text:span text:style-name="T5">,t.Value) } )</text:span></text:p>
            <text:p><text:span text:style-name="T5"/></text:p>
            <text:p><text:span text:style-name="T5"><text:tab/></text:span><text:span text:style-name="T6">for</text:span><text:span text:style-name="T5"> tree := </text:span><text:span text:style-name="T6">range</text:span><text:span text:style-name="T5"> tree.Iter() {</text:span></text:p>
            <text:p><text:span text:style-name="T5"><text:tab/></text:span><text:span text:style-name="T5"><text:tab/></text:span><text:span text:style-name="T5">fmt.Printf(</text:span><text:span text:style-name="T9">"Now via Iter Node value %d\n"</text:span><text:span text:style-name="T5">,tree.Value)</text:span></text:p>
            <text:p><text:span text:style-name="T5"><text:tab/></text:span><text:span text:style-name="T5">}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17.375cm" svg:height="4.247cm" svg:x="12.082cm" svg:y="6.27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3" draw:text-style-name="P8" draw:layer="layout" svg:width="17.249cm" svg:height="14.759cm" svg:x="0.55cm" svg:y="6.392cm">
          <draw:text-box>
            <text:p><text:span text:style-name="T12">type</text:span><text:span text:style-name="T10"> StringIterator </text:span><text:span text:style-name="T12">struct</text:span><text:span text:style-name="T10"> {</text:span></text:p>
            <text:p><text:span text:style-name="T10"><text:tab/></text:span><text:span text:style-name="T10">current </text:span><text:span text:style-name="T14">int</text:span></text:p>
            <text:p><text:span text:style-name="T10"><text:tab/></text:span><text:span text:style-name="T10">s []rune</text:span></text:p>
            <text:p><text:span text:style-name="T10">}</text:span></text:p>
            <text:p><text:span text:style-name="T10"/></text:p>
            <text:p><text:span text:style-name="T10">// http://ewencp.org/blog/golang-iterators/</text:span></text:p>
            <text:p><text:span text:style-name="T12">func</text:span><text:span text:style-name="T10"> (si *StringIterator) Next() bool {</text:span></text:p>
            <text:p><text:span text:style-name="T10"><text:tab/></text:span><text:span text:style-name="T10">si.current++</text:span></text:p>
            <text:p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><text:span text:style-name="T12">func</text:span><text:span text:style-name="T10"> (si *StringIterator) Value() </text:span><text:span text:style-name="T14">string</text:span><text:span text:style-name="T10"> {</text:span></text:p>
            <text:p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><text:span text:style-name="T10">}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23"/></text:p>
          </draw:text-box>
        </draw:frame>
        <draw:frame draw:style-name="gr5" draw:text-style-name="P9" draw:layer="layout" svg:width="20.781cm" svg:height="4.405cm" svg:x="12.082cm" svg:y="6.278cm">
          <draw:text-box>
            <text:p><text:span text:style-name="T12">func</text:span><text:span text:style-name="T10"> Iterator(s </text:span><text:span text:style-name="T14">string</text:span><text:span text:style-name="T10">) *StringIterator {</text:span></text:p>
            <text:p><text:span text:style-name="T10"><text:tab/></text:span><text:span text:style-name="T12">return</text:span><text:span text:style-name="T10"> &amp;StringIterator{</text:span></text:p>
            <text:p><text:span text:style-name="T10"><text:s text:c="9"/></text:span><text:span text:style-name="T10">current: -</text:span><text:span text:style-name="T11">1</text:span><text:span text:style-name="T10">, s: []rune(s)}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6" draw:text-style-name="P9" draw:layer="layout" svg:width="22.338cm" svg:height="15.038cm" svg:x="2.857cm" svg:y="6.483cm">
          <draw:text-box>
            <text:p><text:span text:style-name="T12">type</text:span><text:span text:style-name="T24"> EvenStringIterator </text:span><text:span text:style-name="T12">struct</text:span><text:span text:style-name="T24"> {</text:span></text:p>
            <text:p><text:span text:style-name="T10"><text:tab/></text:span><text:span text:style-name="T10">current </text:span><text:span text:style-name="T14">int</text:span></text:p>
            <text:p><text:span text:style-name="T10"><text:tab/></text:span><text:span text:style-name="T10">s []rune</text:span></text:p>
            <text:p><text:span text:style-name="T10">}</text:span></text:p>
            <text:p><text:span text:style-name="T12">func</text:span><text:span text:style-name="T10"> (si *EvenStringIterator) Next() bool {</text:span></text:p>
            <text:p><text:span text:style-name="T10"><text:tab/></text:span><text:span text:style-name="T10">si.current += </text:span><text:span text:style-name="T11">2</text:span><text:span text:style-name="T10">;</text:span></text:p>
            <text:p><text:span text:style-name="T10"><text:tab/></text:span><text:span text:style-name="T12">return</text:span><text:span text:style-name="T10"> (si.current &lt; </text:span><text:span text:style-name="T14">len</text:span><text:span text:style-name="T10">(si.s))</text:span></text:p>
            <text:p><text:span text:style-name="T10">}</text:span></text:p>
            <text:p><text:span text:style-name="T10"/></text:p>
            <text:p><text:span text:style-name="T12">func</text:span><text:span text:style-name="T10"> (si *EvenStringIterator) Value() </text:span><text:span text:style-name="T14">string</text:span><text:span text:style-name="T10"> {</text:span></text:p>
            <text:p><text:span text:style-name="T10"><text:tab/></text:span><text:span text:style-name="T12">return</text:span><text:span text:style-name="T10"> </text:span><text:span text:style-name="T14">string</text:span><text:span text:style-name="T10">(si.s[si.current])</text:span></text:p>
            <text:p><text:span text:style-name="T10">}</text:span></text:p>
            <text:p><text:span text:style-name="T10"/></text:p>
            <text:p><text:span text:style-name="T10"/></text:p>
            <text:p><text:span text:style-name="T12">func</text:span><text:span text:style-name="T10"> EvenIterator(s </text:span><text:span text:style-name="T14">string</text:span><text:span text:style-name="T10">) *EvenStringIterator {</text:span></text:p>
            <text:p><text:span text:style-name="T10"><text:tab/></text:span><text:span text:style-name="T12">return</text:span><text:span text:style-name="T10"> &amp;EvenStringIterator{current: -</text:span><text:span text:style-name="T11">1</text:span><text:span text:style-name="T10">, s: []rune(s)}</text:span></text:p>
            <text:p><text:span text:style-name="T10">}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O Iteration (Iterators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Object with a N<text:span text:style-name="T21">ext()</text:span> method and Value<text:span text:style-name="T22">()</text:span></text:p>
                <text:p/>
              </text:list-item>
            </text:list>
          </draw:text-box>
        </draw:frame>
        <draw:frame draw:style-name="gr6" draw:text-style-name="P9" draw:layer="layout" svg:width="25.541cm" svg:height="11.753cm" svg:x="2.857cm" svg:y="6.483cm">
          <draw:text-box>
            <text:p><text:span text:style-name="T12"><text:tab/></text:span><text:span text:style-name="T12">si := Iterator(s)</text:span></text:p>
            <text:p><text:span text:style-name="T12"><text:tab/></text:span><text:span text:style-name="T12">for si.Next() {</text:span></text:p>
            <text:p><text:span text:style-name="T12"><text:tab/></text:span><text:span text:style-name="T12"><text:tab/></text:span><text:span text:style-name="T12">fmt.Printf(</text:span><text:span text:style-name="T25">"String val! %s\n"</text:span><text:span text:style-name="T12">, si.Value())</text:span></text:p>
            <text:p><text:span text:style-name="T12"><text:tab/></text:span><text:span text:style-name="T12">}</text:span></text:p>
            <text:p><text:span text:style-name="T12"/></text:p>
            <text:p><text:span text:style-name="T12"><text:tab/></text:span><text:span text:style-name="T12">si2 := EvenIterator(s)</text:span></text:p>
            <text:p><text:span text:style-name="T12"><text:tab/></text:span><text:span text:style-name="T12">for si2.Next() {</text:span></text:p>
            <text:p><text:span text:style-name="T12"><text:tab/></text:span><text:span text:style-name="T12"><text:tab/></text:span><text:span text:style-name="T12">fmt.Printf(</text:span><text:span text:style-name="T25">"Even String val! %s\n"</text:span><text:span text:style-name="T12">, si2.Value())</text:span></text:p>
            <text:p><text:span text:style-name="T12"><text:tab/></text:span><text:span text:style-name="T1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de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id you notice something?</text:p>
              </text:list-item>
              <text:list-item>
                <text:p>Everything iterated in order.</text:p>
              </text:list-item>
              <text:list-item>
                <text:p>But what if order doesn't really matte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In mathematics iterating a functions means applying it repeatedly</text:span></text:p>
              </text:list-item>
              <text:list-item>
                <text:p><text:span text:style-name="T3">A map function applies 1 function to all elements in a collection and produces a new collection of the results of that function</text:span></text:p>
                <text:list>
                  <text:list-item>
                    <text:p><text:span text:style-name="T3">Usually this is in order</text:span></text:p>
                  </text:list-item>
                  <text:list-item>
                    <text:p><text:span text:style-name="T3">But you don't have to do it in order</text:span></text:p>
                  </text:list-item>
                </text:list>
              </text:list-item>
              <text:list-item>
                <text:p><text:span text:style-name="T3">Map f (a,b,c) <text:s/>=&gt; (f(a), f(b), f(c))</text:span></text:p>
              </text:list-item>
              <text:list-item>
                <text:p><text:span text:style-name="T3">Map square (1,2,3) =&gt; (1,4,9)</text:span></text:p>
                <text:p><text:span text:style-name="T26"/></text:p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5.013cm" svg:height="14.945cm" svg:x="0.469cm" svg:y="5.315cm">
          <draw:text-box>
            <text:p><text:span text:style-name="T12">func</text:span><text:span text:style-name="T10"> intIntMap( iarr []</text:span><text:span text:style-name="T14">int</text:span><text:span text:style-name="T10">, cb (</text:span><text:span text:style-name="T12">func</text:span><text:span text:style-name="T10">(</text:span><text:span text:style-name="T14">int</text:span><text:span text:style-name="T10">) </text:span><text:span text:style-name="T14">int</text:span><text:span text:style-name="T10">)) []</text:span><text:span text:style-name="T14">int</text:span><text:span text:style-name="T10"> {</text:span></text:p>
            <text:p><text:span text:style-name="T10"><text:tab/></text:span><text:span text:style-name="T10">out := </text:span><text:span text:style-name="T14">make</text:span><text:span text:style-name="T10">( []</text:span><text:span text:style-name="T14">int</text:span><text:span text:style-name="T10">, </text:span><text:span text:style-name="T14">len</text:span><text:span text:style-name="T10">(iarr))</text:span></text:p>
            <text:p><text:span text:style-name="T10"><text:tab/></text:span><text:span text:style-name="T12">for</text:span><text:span text:style-name="T10"> i,v := </text:span><text:span text:style-name="T12">range</text:span><text:span text:style-name="T10"> iarr {</text:span></text:p>
            <text:p><text:span text:style-name="T10"><text:tab/></text:span><text:span text:style-name="T10"><text:tab/></text:span><text:span text:style-name="T10">out[i] = cb( v )</text:span></text:p>
            <text:p><text:span text:style-name="T10"><text:tab/></text:span><text:span text:style-name="T10">}</text:span></text:p>
            <text:p><text:span text:style-name="T10"><text:tab/></text:span><text:span text:style-name="T12">return</text:span><text:span text:style-name="T10"> out</text:span></text:p>
            <text:p><text:span text:style-name="T10">}</text:span></text:p>
            <text:p><text:span text:style-name="T10"/></text:p>
            <text:p><text:span text:style-name="T10">// MACROS??? GENERICS???</text:span></text:p>
            <text:p><text:span text:style-name="T12">func</text:span><text:span text:style-name="T10"> strStrMap( iarr []</text:span><text:span text:style-name="T14">string</text:span><text:span text:style-name="T10">, cb (</text:span><text:span text:style-name="T12">func</text:span><text:span text:style-name="T10">(</text:span><text:span text:style-name="T14">string</text:span><text:span text:style-name="T10">) </text:span><text:span text:style-name="T14">string</text:span><text:span text:style-name="T10">)) []</text:span><text:span text:style-name="T14">string</text:span><text:span text:style-name="T10"> {</text:span></text:p>
            <text:p><text:span text:style-name="T10"><text:tab/></text:span><text:span text:style-name="T10">out := </text:span><text:span text:style-name="T14">make</text:span><text:span text:style-name="T10">( []</text:span><text:span text:style-name="T14">string</text:span><text:span text:style-name="T10">, </text:span><text:span text:style-name="T14">len</text:span><text:span text:style-name="T10">(iarr))</text:span></text:p>
            <text:p><text:span text:style-name="T10"><text:tab/></text:span><text:span text:style-name="T12">for</text:span><text:span text:style-name="T10"> i,v := </text:span><text:span text:style-name="T12">range</text:span><text:span text:style-name="T10"> iarr {</text:span></text:p>
            <text:p><text:span text:style-name="T10"><text:tab/></text:span><text:span text:style-name="T10"><text:tab/></text:span><text:span text:style-name="T10">out[i] = cb( v )</text:span></text:p>
            <text:p><text:span text:style-name="T10"><text:tab/></text:span><text:span text:style-name="T10">}</text:span></text:p>
            <text:p><text:span text:style-name="T10"><text:tab/></text:span><text:span text:style-name="T12">return</text:span><text:span text:style-name="T10"> out</text:span></text:p>
            <text:p><text:span text:style-name="T10">}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0.281cm" svg:height="16.092cm" svg:x="0.469cm" svg:y="5.315cm">
          <draw:text-box>
            <text:p><text:span text:style-name="T10"><text:tab/></text:span><text:span text:style-name="T10">v2 := []</text:span><text:span text:style-name="T14">int</text:span><text:span text:style-name="T10">{</text:span><text:span text:style-name="T11">1</text:span><text:span text:style-name="T10">,</text:span><text:span text:style-name="T11">2</text:span><text:span text:style-name="T10">,</text:span><text:span text:style-name="T11">3</text:span><text:span text:style-name="T10">,</text:span><text:span text:style-name="T11">4</text:span><text:span text:style-name="T10">,</text:span><text:span text:style-name="T11">5</text:span><text:span text:style-name="T10">,</text:span><text:span text:style-name="T11">6</text:span><text:span text:style-name="T10">,</text:span><text:span text:style-name="T11">7</text:span><text:span text:style-name="T10">,</text:span><text:span text:style-name="T11">8</text:span><text:span text:style-name="T10">}</text:span></text:p>
            <text:p><text:span text:style-name="T10"><text:tab/></text:span><text:span text:style-name="T10">inc := </text:span><text:span text:style-name="T12">func</text:span><text:span text:style-name="T10">(x </text:span><text:span text:style-name="T14">int</text:span><text:span text:style-name="T10">) </text:span><text:span text:style-name="T14">int</text:span><text:span text:style-name="T10"> { </text:span><text:span text:style-name="T12">return</text:span><text:span text:style-name="T10"> </text:span><text:span text:style-name="T11">1</text:span><text:span text:style-name="T10"> + x }</text:span></text:p>
            <text:p><text:span text:style-name="T10"><text:tab/></text:span><text:span text:style-name="T10">sqr := </text:span><text:span text:style-name="T12">func</text:span><text:span text:style-name="T10">(x </text:span><text:span text:style-name="T14">int</text:span><text:span text:style-name="T10">) </text:span><text:span text:style-name="T14">int</text:span><text:span text:style-name="T10"> { </text:span><text:span text:style-name="T12">return</text:span><text:span text:style-name="T10"> x * x }</text:span></text:p>
            <text:p><text:span text:style-name="T10"><text:tab/></text:span><text:span text:style-name="T7">// lack of generics</text:span></text:p>
            <text:p><text:span text:style-name="T10"><text:tab/></text:span><text:span text:style-name="T10">v3 := intIntMap(v2, inc)</text:span></text:p>
            <text:p><text:span text:style-name="T10"><text:tab/></text:span><text:span text:style-name="T10">fmt.Printf(</text:span><text:span text:style-name="T13">"inc v2: [%v] v3: [%v]\n"</text:span><text:span text:style-name="T10">,v2,v3)</text:span></text:p>
            <text:p><text:span text:style-name="T10"><text:tab/></text:span><text:span text:style-name="T7">// lack of generics</text:span></text:p>
            <text:p><text:span text:style-name="T10"><text:tab/></text:span><text:span text:style-name="T10">v3 = intIntMap(v2, sqr)</text:span></text:p>
            <text:p><text:span text:style-name="T10"><text:tab/></text:span><text:span text:style-name="T10">fmt.Printf(</text:span><text:span text:style-name="T13">"sqr v2: [%v] v3: [%v]\n"</text:span><text:span text:style-name="T10">,v2,v3)</text:span></text:p>
            <text:p><text:span text:style-name="T10"><text:tab/></text:span></text:p>
            <text:p><text:span text:style-name="T10"><text:tab/></text:span><text:span text:style-name="T10">basename := </text:span><text:span text:style-name="T12">func</text:span><text:span text:style-name="T10">(path </text:span><text:span text:style-name="T14">string</text:span><text:span text:style-name="T10">) </text:span><text:span text:style-name="T14">string</text:span><text:span text:style-name="T10"> {</text:span></text:p>
            <text:p><text:span text:style-name="T10"><text:tab/></text:span><text:span text:style-name="T10"><text:tab/></text:span><text:span text:style-name="T10">sp := strings.Split(path,</text:span><text:span text:style-name="T13">"/"</text:span><text:span text:style-name="T10">)</text:span></text:p>
            <text:p><text:span text:style-name="T10"><text:tab/></text:span><text:span text:style-name="T10"><text:tab/></text:span><text:span text:style-name="T12">return</text:span><text:span text:style-name="T10">(sp[</text:span><text:span text:style-name="T14">len</text:span><text:span text:style-name="T10">(sp) - </text:span><text:span text:style-name="T11">1</text:span><text:span text:style-name="T10">])</text:span></text:p>
            <text:p><text:span text:style-name="T10"><text:tab/></text:span><text:span text:style-name="T10">}</text:span></text:p>
            <text:p><text:span text:style-name="T10"><text:tab/></text:span><text:span text:style-name="T10">vs := []</text:span><text:span text:style-name="T14">string</text:span><text:span text:style-name="T10">{</text:span><text:span text:style-name="T13">"/home"</text:span><text:span text:style-name="T10">,</text:span><text:span text:style-name="T13">"/file"</text:span><text:span text:style-name="T10">, </text:span><text:span text:style-name="T13">"/usr/local"</text:span><text:span text:style-name="T10">}</text:span></text:p>
            <text:p><text:span text:style-name="T10"><text:tab/></text:span><text:span text:style-name="T10">vs2 := strStrMap( vs, basename )</text:span></text:p>
            <text:p><text:span text:style-name="T10"><text:tab/></text:span><text:span text:style-name="T10">fmt.Printf(</text:span><text:span text:style-name="T13">"basename vs: [%v] vs2: [%v]\n"</text:span><text:span text:style-name="T10">,vs,vs2)</text:span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Example</text:p>
          </draw:text-box>
        </draw:frame>
        <draw:frame draw:style-name="gr3" draw:text-style-name="P6" draw:layer="layout" svg:width="25.502cm" svg:height="7.598cm" svg:x="0.469cm" svg:y="5.315cm">
          <draw:text-box>
            <text:p><text:span text:style-name="T10"><text:tab/></text:span><text:span text:style-name="T10">urls := []</text:span><text:span text:style-name="T14">string</text:span><text:span text:style-name="T10">{</text:span><text:span text:style-name="T13">"http://cbc.ca"</text:span><text:span text:style-name="T10">, </text:span><text:span text:style-name="T13">"http://gc.ca"</text:span><text:span text:style-name="T10">, </text:span><text:span text:style-name="T13">"http://alberta.ca"</text:span><text:span text:style-name="T10">}</text:span><text:span text:style-name="T10"><text:tab/></text:span></text:p>
            <text:p><text:span text:style-name="T10"><text:tab/></text:span><text:span text:style-name="T10">status := </text:span><text:span text:style-name="T12">func</text:span><text:span text:style-name="T10">( uri </text:span><text:span text:style-name="T14">string</text:span><text:span text:style-name="T10"> ) </text:span><text:span text:style-name="T14">string</text:span><text:span text:style-name="T10"> {</text:span></text:p>
            <text:p><text:span text:style-name="T10"><text:tab/></text:span><text:span text:style-name="T10"><text:tab/></text:span><text:span text:style-name="T10">resp, _ := http.Get(uri)</text:span><text:span text:style-name="T10"><text:tab/></text:span><text:span text:style-name="T10"><text:tab/></text:span></text:p>
            <text:p><text:span text:style-name="T10"><text:tab/></text:span><text:span text:style-name="T10"><text:tab/></text:span><text:span text:style-name="T12">return</text:span><text:span text:style-name="T10">(resp.Status)</text:span></text:p>
            <text:p><text:span text:style-name="T10"><text:tab/></text:span><text:span text:style-name="T10">}</text:span></text:p>
            <text:p><text:span text:style-name="T10"/></text:p>
            <text:p><text:span text:style-name="T10"><text:tab/></text:span><text:span text:style-name="T10">statuses := strStrMap(urls, status);</text:span></text:p>
            <text:p><text:span text:style-name="T10"><text:tab/></text:span><text:span text:style-name="T10">fmt.Printf(</text:span><text:span text:style-name="T13">"statuses: %v\n"</text:span><text:span text:style-name="T10">, statuses)</text:span></text:p>
            <text:p><text:span text:style-name="T1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</text:p>
          </draw:text-box>
        </draw:frame>
        <draw:frame presentation:style-name="pr5" draw:layer="layout" svg:width="24.639cm" svg:height="12.18cm" svg:x="1.282cm" svg:y="3.738cm" presentation:class="outline" presentation:user-transformed="true">
          <draw:text-box>
            <text:list text:style-name="L2">
              <text:list-item>
                <text:p>Think in “map” -- Think Parallel</text:p>
              </text:list-item>
              <text:list-item>
                <text:p>Limit dependencies of a block in order to parallelize the computation!</text:p>
              </text:list-item>
            </text:list>
          </draw:text-box>
        </draw:frame>
        <draw:frame draw:style-name="gr3" draw:layer="layout" svg:width="25.374cm" svg:height="11.845cm" svg:x="1.224cm" svg:y="7.383cm">
          <draw:text-box>
            <text:p><text:span text:style-name="T23"/></text:p>
            <text:p><text:span text:style-name="T5"/></text:p>
            <text:p><text:span text:style-name="T5"><text:s/></text:span><text:span text:style-name="T27"><text:tab/></text:span><text:span text:style-name="T27">mySum := </text:span><text:span text:style-name="T28">func</text:span><text:span text:style-name="T17">(l []</text:span><text:span text:style-name="T29">int</text:span><text:span text:style-name="T17">) </text:span><text:span text:style-name="T29">int</text:span><text:span text:style-name="T19"> {</text:span></text:p>
            <text:p><text:span text:style-name="T5"><text:tab/></text:span><text:span text:style-name="T5"><text:tab/></text:span><text:span text:style-name="T5">sum := </text:span><text:span text:style-name="T8">0</text:span></text:p>
            <text:p><text:span text:style-name="T5"><text:tab/></text:span><text:span text:style-name="T5"><text:tab/></text:span><text:span text:style-name="T6">for</text:span><text:span text:style-name="T5"> _,v := </text:span><text:span text:style-name="T6">range</text:span><text:span text:style-name="T5"> l {</text:span></text:p>
            <text:p><text:span text:style-name="T5"><text:tab/></text:span><text:span text:style-name="T5"><text:tab/></text:span><text:span text:style-name="T5"><text:tab/></text:span><text:span text:style-name="T5">sum += v</text:span></text:p>
            <text:p><text:span text:style-name="T5"><text:tab/></text:span><text:span text:style-name="T5"><text:tab/></text:span><text:span text:style-name="T5">}</text:span></text:p>
            <text:p><text:span text:style-name="T5"><text:tab/></text:span><text:span text:style-name="T5"><text:tab/></text:span><text:span text:style-name="T6">return</text:span><text:span text:style-name="T5">(sum)</text:span></text:p>
            <text:p><text:span text:style-name="T5"><text:tab/></text:span><text:span text:style-name="T5">}</text:span><text:span text:style-name="T5"><text:tab/></text:span></text:p>
            <text:p><text:span text:style-name="T5"><text:tab/></text:span><text:span text:style-name="T5">sumres := mySum( intIntMap(series(</text:span><text:span text:style-name="T8">1</text:span><text:span text:style-name="T5">,</text:span><text:span text:style-name="T8">1000</text:span><text:span text:style-name="T5">),sqr))</text:span></text:p>
            <text:p><text:span text:style-name="T5"><text:tab/></text:span><text:span text:style-name="T5">fmt.Printf(</text:span><text:span text:style-name="T9">"sumres: %v\n"</text:span><text:span text:style-name="T5">, sumres)</text:span></text:p>
            <text:p><text:span text:style-name="T5"><text:tab/></text:span><text:span text:style-name="T5">psumres := mySum(parallelIntIntMap( series(</text:span><text:span text:style-name="T8">1</text:span><text:span text:style-name="T5">,</text:span><text:span text:style-name="T8">1000</text:span><text:span text:style-name="T5">), sqr, </text:span><text:span text:style-name="T8">4</text:span><text:span text:style-name="T5">))</text:span></text:p>
            <text:p><text:span text:style-name="T5"><text:tab/></text:span><text:span text:style-name="T5">fmt.Printf(</text:span><text:span text:style-name="T9">"psumres: %v\n"</text:span><text:span text:style-name="T5">, psumres)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O is slow and inherently parallelizable!</text:p>
              </text:list-item>
            </text:list>
          </draw:text-box>
        </draw:frame>
        <draw:frame draw:style-name="gr7" draw:text-style-name="P8" draw:layer="layout" svg:width="25.815cm" svg:height="11.877cm" svg:x="1.2cm" svg:y="6.4cm">
          <draw:text-box>
            <text:p><text:span text:style-name="T5"/></text:p>
            <text:p><text:span text:style-name="T30">pgets := parallelStrStrMap( urls, status, </text:span><text:span text:style-name="T31">3</text:span><text:span text:style-name="T30">)</text:span></text:p>
            <text:p><text:span text:style-name="T30">fmt.Printf(</text:span><text:span text:style-name="T32">"Stupid examples with URLs %v\n"</text:span><text:span text:style-name="T30">, pgets)</text:span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34.218cm" svg:x="0.201cm" svg:y="5.573cm">
          <draw:text-box>
            <text:p><text:span text:style-name="T33">func</text:span><text:span text:style-name="T30"> parallelIntIntMap( l []</text:span><text:span text:style-name="T34">int</text:span><text:span text:style-name="T30">, f (</text:span><text:span text:style-name="T33">func</text:span><text:span text:style-name="T30">(</text:span><text:span text:style-name="T34">int</text:span><text:span text:style-name="T30">) </text:span><text:span text:style-name="T34">int</text:span><text:span text:style-name="T30">), workers </text:span><text:span text:style-name="T34">int</text:span><text:span text:style-name="T30">) []</text:span><text:span text:style-name="T34">int</text:span><text:span text:style-name="T30"> {</text:span></text:p>
            <text:p><text:span text:style-name="T30"><text:tab/></text:span><text:span text:style-name="T30">chans := </text:span><text:span text:style-name="T34">make</text:span><text:span text:style-name="T30">( [](</text:span><text:span text:style-name="T33">chan</text:span><text:span text:style-name="T30"> []</text:span><text:span text:style-name="T34">int</text:span><text:span text:style-name="T30">), <text:s/>workers )</text:span></text:p>
            <text:p><text:span text:style-name="T30"><text:tab/></text:span><text:span text:style-name="T33">for</text:span><text:span text:style-name="T30"> i := </text:span><text:span text:style-name="T33">range</text:span><text:span text:style-name="T30"> chans {</text:span></text:p>
            <text:p><text:span text:style-name="T30"><text:tab/></text:span><text:span text:style-name="T30"><text:tab/></text:span><text:span text:style-name="T30">chans[i] = </text:span><text:span text:style-name="T34">make</text:span><text:span text:style-name="T30">(</text:span><text:span text:style-name="T33">chan</text:span><text:span text:style-name="T30"> []</text:span><text:span text:style-name="T34">int</text:span><text:span text:style-name="T30">)</text:span></text:p>
            <text:p><text:span text:style-name="T30"><text:tab/></text:span><text:span text:style-name="T30">}</text:span></text:p>
            <text:p><text:span text:style-name="T30"><text:tab/></text:span><text:span text:style-name="T30">unit := </text:span><text:span text:style-name="T34">len</text:span><text:span text:style-name="T30">(l)/workers</text:span></text:p>
            <text:p><text:span text:style-name="T30"><text:tab/></text:span><text:span text:style-name="T33">for</text:span><text:span text:style-name="T30"> i := </text:span><text:span text:style-name="T31">0</text:span><text:span text:style-name="T30"> ; i&lt; workers; i++ {</text:span></text:p>
            <text:p><text:span text:style-name="T30"><text:tab/></text:span><text:span text:style-name="T30"><text:tab/></text:span><text:span text:style-name="T30">mychan := chans[i]</text:span></text:p>
            <text:p><text:span text:style-name="T30"><text:tab/></text:span><text:span text:style-name="T30"><text:tab/></text:span><text:span text:style-name="T30">start := i * unit</text:span></text:p>
            <text:p><text:span text:style-name="T30"><text:tab/></text:span><text:span text:style-name="T30"><text:tab/></text:span><text:span text:style-name="T30">end := (i + </text:span><text:span text:style-name="T31">1</text:span><text:span text:style-name="T30">)*unit</text:span></text:p>
            <text:p><text:span text:style-name="T30"><text:tab/></text:span><text:span text:style-name="T30"><text:tab/></text:span><text:span text:style-name="T33">if</text:span><text:span text:style-name="T30"> end &gt;= </text:span><text:span text:style-name="T34">len</text:span><text:span text:style-name="T30">(l) {</text:span></text:p>
            <text:p><text:span text:style-name="T30"><text:tab/></text:span><text:span text:style-name="T30"><text:tab/></text:span><text:span text:style-name="T30"><text:tab/></text:span><text:span text:style-name="T30">end = </text:span><text:span text:style-name="T34">len</text:span><text:span text:style-name="T30">(l) 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0">subl := l[start:end]</text:span></text:p>
            <text:p><text:span text:style-name="T30"><text:tab/></text:span><text:span text:style-name="T30"><text:tab/></text:span><text:span text:style-name="T30">par := </text:span><text:span text:style-name="T33">func</text:span><text:span text:style-name="T30">(l []</text:span><text:span text:style-name="T34">int</text:span><text:span text:style-name="T30">) {</text:span></text:p>
            <text:p><text:span text:style-name="T30"><text:tab/></text:span><text:span text:style-name="T30"><text:tab/></text:span><text:span text:style-name="T30"><text:tab/></text:span><text:span text:style-name="T30">mychan &lt;- intIntMap(l, f)</text:span></text:p>
            <text:p><text:span text:style-name="T30"><text:tab/></text:span><text:span text:style-name="T30"><text:tab/></text:span><text:span text:style-name="T30"><text:tab/></text:span><text:span text:style-name="T34">close</text:span><text:span text:style-name="T30">(mychan)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3">go</text:span><text:span text:style-name="T30"> par(subl)</text:span></text:p>
            <text:p><text:span text:style-name="T30"><text:tab/></text:span><text:span text:style-name="T30">}</text:span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27.149cm" svg:x="1.965cm" svg:y="3.732cm">
          <draw:text-box>
            <text:p><text:span text:style-name="T30"><text:tab/></text:span><text:span text:style-name="T33">for</text:span><text:span text:style-name="T30"> i := </text:span><text:span text:style-name="T31">0</text:span><text:span text:style-name="T30"> ; i&lt; workers; i++ {</text:span></text:p>
            <text:p><text:span text:style-name="T30"><text:tab/></text:span><text:span text:style-name="T30"><text:tab/></text:span><text:span text:style-name="T30">mychan := chans[i]</text:span></text:p>
            <text:p><text:span text:style-name="T30"><text:tab/></text:span><text:span text:style-name="T30"><text:tab/></text:span><text:span text:style-name="T30">start := i * unit</text:span></text:p>
            <text:p><text:span text:style-name="T30"><text:tab/></text:span><text:span text:style-name="T30"><text:tab/></text:span><text:span text:style-name="T30">end := (i + </text:span><text:span text:style-name="T31">1</text:span><text:span text:style-name="T30">)*unit</text:span></text:p>
            <text:p><text:span text:style-name="T30"><text:tab/></text:span><text:span text:style-name="T30"><text:tab/></text:span><text:span text:style-name="T33">if</text:span><text:span text:style-name="T30"> end &gt;= </text:span><text:span text:style-name="T34">len</text:span><text:span text:style-name="T30">(l) {</text:span></text:p>
            <text:p><text:span text:style-name="T30"><text:tab/></text:span><text:span text:style-name="T30"><text:tab/></text:span><text:span text:style-name="T30"><text:tab/></text:span><text:span text:style-name="T30">end = </text:span><text:span text:style-name="T34">len</text:span><text:span text:style-name="T30">(l) 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0">subl := l[start:end]</text:span></text:p>
            <text:p><text:span text:style-name="T30"><text:tab/></text:span><text:span text:style-name="T30"><text:tab/></text:span><text:span text:style-name="T30">par := </text:span><text:span text:style-name="T33">func</text:span><text:span text:style-name="T30">(l []</text:span><text:span text:style-name="T34">int</text:span><text:span text:style-name="T30">) {</text:span></text:p>
            <text:p><text:span text:style-name="T30"><text:tab/></text:span><text:span text:style-name="T30"><text:tab/></text:span><text:span text:style-name="T30"><text:tab/></text:span><text:span text:style-name="T30">mychan &lt;- intIntMap(l, f)</text:span></text:p>
            <text:p><text:span text:style-name="T30"><text:tab/></text:span><text:span text:style-name="T30"><text:tab/></text:span><text:span text:style-name="T30"><text:tab/></text:span><text:span text:style-name="T34">close</text:span><text:span text:style-name="T30">(mychan)</text:span></text:p>
            <text:p><text:span text:style-name="T30"><text:tab/></text:span><text:span text:style-name="T30"><text:tab/></text:span><text:span text:style-name="T30">}</text:span></text:p>
            <text:p><text:span text:style-name="T30"><text:tab/></text:span><text:span text:style-name="T30"><text:tab/></text:span><text:span text:style-name="T33">go</text:span><text:span text:style-name="T30"> par(subl)</text:span></text:p>
            <text:p><text:span text:style-name="T30"><text:tab/></text:span><text:span text:style-name="T30">}</text:span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arallelism with Map (Continued)</text:p>
          </draw:text-box>
        </draw:frame>
        <draw:frame presentation:style-name="pr5" draw:layer="layout" svg:width="24.639cm" svg:height="12.18cm" svg:x="1.4cm" svg:y="4.914cm" presentation:class="outline" presentation:placeholder="true" presentation:user-transformed="true">
          <draw:text-box/>
        </draw:frame>
        <draw:frame draw:style-name="gr7" draw:text-style-name="P8" draw:layer="layout" svg:width="25.815cm" svg:height="14.46cm" svg:x="2.142cm" svg:y="5.378cm">
          <draw:text-box>
            <text:p><text:span text:style-name="T30"/></text:p>
            <text:p><text:span text:style-name="T30"><text:tab/></text:span><text:span text:style-name="T30">out := </text:span><text:span text:style-name="T34">make</text:span><text:span text:style-name="T30">([]</text:span><text:span text:style-name="T34">int</text:span><text:span text:style-name="T30">, </text:span><text:span text:style-name="T34">len</text:span><text:span text:style-name="T30">(l))</text:span></text:p>
            <text:p><text:span text:style-name="T30"><text:tab/></text:span><text:span text:style-name="T33">for</text:span><text:span text:style-name="T30"> i := </text:span><text:span text:style-name="T31">0</text:span><text:span text:style-name="T30">; i &lt; workers; i++ {</text:span></text:p>
            <text:p><text:span text:style-name="T30"><text:tab/></text:span><text:span text:style-name="T30"><text:tab/></text:span><text:span text:style-name="T30">arr := &lt;- chans[i]</text:span></text:p>
            <text:p><text:span text:style-name="T30"><text:tab/></text:span><text:span text:style-name="T30"><text:tab/></text:span><text:span text:style-name="T30">start := i*unit</text:span></text:p>
            <text:p><text:span text:style-name="T30"><text:tab/></text:span><text:span text:style-name="T30"><text:tab/></text:span><text:span text:style-name="T30">end := start + </text:span><text:span text:style-name="T34">len</text:span><text:span text:style-name="T30">(arr)</text:span></text:p>
            <text:p><text:span text:style-name="T30"><text:tab/></text:span><text:span text:style-name="T30"><text:tab/></text:span><text:span text:style-name="T30">copy(out[start:end], arr)</text:span></text:p>
            <text:p><text:span text:style-name="T30"><text:tab/></text:span><text:span text:style-name="T30">}</text:span></text:p>
            <text:p><text:span text:style-name="T30"><text:tab/></text:span><text:span text:style-name="T33">return</text:span><text:span text:style-name="T30"> out</text:span></text:p>
            <text:p><text:span text:style-name="T30">}</text:span></text:p>
            <text:p><text:span text:style-name="T30"/></text:p>
            <text:p><text:span text:style-name="T30"/></text:p>
            <text:p><text:span text:style-name="T30"/></text:p>
            <text:p><text:span text:style-name="T30"/></text:p>
            <text:p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inear, 1 at a time</text:p>
              </text:list-item>
              <text:list-item>
                <text:p>Collapse a collection in a single value via an operator or function of 2 args</text:p>
                <text:list>
                  <text:list-item>
                    <text:p>f(e1, f(e2, f(e4, .... f(e99,e100)))...)))</text:p>
                  </text:list-item>
                  <text:list-item>
                    <text:p>add(e1, add(e2, add(e4, .... add(e99,e100)))...)))</text:p>
                  </text:list-item>
                </text:list>
              </text:list-item>
              <text:list-item>
                <text:p>Sum is a reduce</text:p>
              </text:list-item>
            </text:list>
          </draw:text-box>
        </draw:frame>
        <draw:frame draw:style-name="gr3" draw:text-style-name="P10" draw:layer="layout" svg:width="21.513cm" svg:height="5.164cm" svg:x="2.827cm" svg:y="14.551cm">
          <draw:text-box>
            <text:p><text:span text:style-name="T35"><text:tab/></text:span><text:span text:style-name="T35">vex := []</text:span><text:span text:style-name="T33">int</text:span><text:span text:style-name="T35">{</text:span><text:span text:style-name="T36">1</text:span><text:span text:style-name="T35">,</text:span><text:span text:style-name="T36">2</text:span><text:span text:style-name="T35">,</text:span><text:span text:style-name="T36">3</text:span><text:span text:style-name="T35">,</text:span><text:span text:style-name="T36">4</text:span><text:span text:style-name="T35">,</text:span><text:span text:style-name="T36">5</text:span><text:span text:style-name="T35">,</text:span><text:span text:style-name="T36">6</text:span><text:span text:style-name="T35">,</text:span><text:span text:style-name="T36">7</text:span><text:span text:style-name="T35">,</text:span><text:span text:style-name="T36">8</text:span><text:span text:style-name="T35">,</text:span><text:span text:style-name="T36">9</text:span><text:span text:style-name="T35">};</text:span></text:p>
            <text:p><text:span text:style-name="T35"><text:tab/></text:span><text:span text:style-name="T35">iadd := </text:span><text:span text:style-name="T33">func</text:span><text:span text:style-name="T35">(x, y </text:span><text:span text:style-name="T33">int</text:span><text:span text:style-name="T35">) </text:span><text:span text:style-name="T33">int</text:span><text:span text:style-name="T35"> { </text:span><text:span text:style-name="T33">return</text:span><text:span text:style-name="T35">(x + y) }</text:span></text:p>
            <text:p><text:span text:style-name="T35"><text:tab/></text:span><text:span text:style-name="T35">vexr := intIntReduce(vex, iadd)</text:span></text:p>
            <text:p><text:span text:style-name="T35"><text:tab/></text:span><text:span text:style-name="T35">fmt.Printf(</text:span><text:span text:style-name="T37">"Sum: %v\n"</text:span><text:span text:style-name="T35">, vexr)</text:span></text:p>
            <text:p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duce</text:p>
          </draw:text-box>
        </draw:frame>
        <draw:frame draw:style-name="gr8" draw:text-style-name="P11" draw:layer="layout" svg:width="24.565cm" svg:height="10.996cm" svg:x="0.357cm" svg:y="6.585cm">
          <draw:text-box>
            <text:p><text:span text:style-name="T35"><text:tab/></text:span></text:p>
            <text:p><text:span text:style-name="T33">func</text:span><text:span text:style-name="T35"> intIntReduce( iarr []</text:span><text:span text:style-name="T33">int</text:span><text:span text:style-name="T35">, cb (</text:span><text:span text:style-name="T33">func</text:span><text:span text:style-name="T35">(</text:span><text:span text:style-name="T33">int</text:span><text:span text:style-name="T35">,</text:span><text:span text:style-name="T33">int</text:span><text:span text:style-name="T35">) </text:span><text:span text:style-name="T33">int</text:span><text:span text:style-name="T35">))</text:span></text:p>
            <text:p><text:span text:style-name="T35"><text:s text:c="4"/></text:span><text:span text:style-name="T33">int</text:span><text:span text:style-name="T35"> {</text:span></text:p>
            <text:p><text:span text:style-name="T35"><text:tab/></text:span><text:span text:style-name="T35">o := iarr[</text:span><text:span text:style-name="T36">0</text:span><text:span text:style-name="T35">]</text:span></text:p>
            <text:p><text:span text:style-name="T35"><text:tab/></text:span><text:span text:style-name="T35">m := </text:span><text:span text:style-name="T33">len</text:span><text:span text:style-name="T35">(iarr)</text:span></text:p>
            <text:p><text:span text:style-name="T35"><text:tab/></text:span><text:span text:style-name="T33">for</text:span><text:span text:style-name="T35"> i := </text:span><text:span text:style-name="T36">1</text:span><text:span text:style-name="T35">; i &lt; m; i++ {</text:span></text:p>
            <text:p><text:span text:style-name="T35"><text:tab/></text:span><text:span text:style-name="T35"><text:tab/></text:span><text:span text:style-name="T35">o = cb( iarr[i], o)</text:span></text:p>
            <text:p><text:span text:style-name="T35"><text:tab/></text:span><text:span text:style-name="T35">}</text:span></text:p>
            <text:p><text:span text:style-name="T35"><text:tab/></text:span><text:span text:style-name="T33">return</text:span><text:span text:style-name="T35"> o</text:span></text:p>
            <text:p><text:span text:style-name="T35">}</text:span></text:p>
            <text:p><text:span text:style-name="T35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8.514cm" svg:height="3.927cm" svg:x="-0.735cm" svg:y="8.395cm">
          <draw:text-box>
            <text:p><text:span text:style-name="T38"><text:tab/></text:span><text:span text:style-name="T38">preduced := parallelIntIntMapReduce( series(</text:span><text:span text:style-name="T39">1</text:span><text:span text:style-name="T38">,</text:span><text:span text:style-name="T39">100000000</text:span><text:span text:style-name="T38">), </text:span></text:p>
            <text:p><text:span text:style-name="T38"><text:s text:c="33"/></text:span><text:span text:style-name="T38">sqr, iadd, </text:span><text:span text:style-name="T39">4</text:span><text:span text:style-name="T38">)</text:span></text:p>
            <text:p><text:span text:style-name="T38"><text:tab/></text:span><text:span text:style-name="T38">fmt.Printf(</text:span><text:span text:style-name="T40">"Reduced %v\n"</text:span><text:span text:style-name="T38">, preduced)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3.901cm" svg:height="11.208cm" svg:x="0.912cm" svg:y="5.866cm">
          <draw:text-box>
            <text:p><text:span text:style-name="T41">func</text:span><text:span text:style-name="T38"> parallelIntIntMapReduce( l []</text:span><text:span text:style-name="T42">int</text:span><text:span text:style-name="T38">, </text:span></text:p>
            <text:p><text:span text:style-name="T38"><text:s text:c="9"/></text:span><text:span text:style-name="T38">mapper (</text:span><text:span text:style-name="T41">func</text:span><text:span text:style-name="T38">(</text:span><text:span text:style-name="T42">int</text:span><text:span text:style-name="T38">) </text:span><text:span text:style-name="T42">int</text:span><text:span text:style-name="T38">), </text:span></text:p>
            <text:p><text:span text:style-name="T38"><text:s text:c="9"/></text:span><text:span text:style-name="T38">reducer (</text:span><text:span text:style-name="T41">func</text:span><text:span text:style-name="T38">(</text:span><text:span text:style-name="T42">int</text:span><text:span text:style-name="T38">,</text:span><text:span text:style-name="T42">int</text:span><text:span text:style-name="T38">) </text:span><text:span text:style-name="T42">int</text:span><text:span text:style-name="T38">),workers </text:span><text:span text:style-name="T42">int</text:span><text:span text:style-name="T38">) </text:span><text:span text:style-name="T42">int</text:span><text:span text:style-name="T38"> {</text:span></text:p>
            <text:p><text:span text:style-name="T38"><text:tab/></text:span><text:span text:style-name="T38">chans := </text:span><text:span text:style-name="T42">make</text:span><text:span text:style-name="T38">( [](</text:span><text:span text:style-name="T41">chan</text:span><text:span text:style-name="T38"> </text:span><text:span text:style-name="T42">int</text:span><text:span text:style-name="T38">), <text:s/>workers )</text:span></text:p>
            <text:p><text:span text:style-name="T38"><text:tab/></text:span><text:span text:style-name="T43">//var chans [workers]chan []int</text:span></text:p>
            <text:p><text:span text:style-name="T38"><text:tab/></text:span><text:span text:style-name="T41">for</text:span><text:span text:style-name="T38"> i := </text:span><text:span text:style-name="T41">range</text:span><text:span text:style-name="T38"> chans {</text:span></text:p>
            <text:p><text:span text:style-name="T38"><text:tab/></text:span><text:span text:style-name="T38"><text:tab/></text:span><text:span text:style-name="T38">chans[i] = </text:span><text:span text:style-name="T42">make</text:span><text:span text:style-name="T38">(</text:span><text:span text:style-name="T41">chan</text:span><text:span text:style-name="T38"> </text:span><text:span text:style-name="T42">int</text:span><text:span text:style-name="T38">)</text:span></text:p>
            <text:p><text:span text:style-name="T38"><text:tab/></text:span><text:span text:style-name="T38">}</text:span></text:p>
            <text:p><text:span text:style-name="T38"/></text:p>
            <text:p><text:span text:style-name="T38"><text:tab/></text:span><text:span text:style-name="T38">unit := </text:span><text:span text:style-name="T42">len</text:span><text:span text:style-name="T38">(l)/workers</text:span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8.708cm" svg:height="15.697cm" svg:x="0.912cm" svg:y="5.866cm">
          <draw:text-box>
            <text:p><text:span text:style-name="T38"><text:tab/></text:span><text:span text:style-name="T41">for</text:span><text:span text:style-name="T38"> i := </text:span><text:span text:style-name="T44">0</text:span><text:span text:style-name="T38"> ; i&lt; workers; i++ {</text:span></text:p>
            <text:p><text:span text:style-name="T38"><text:tab/></text:span><text:span text:style-name="T38"><text:tab/></text:span><text:span text:style-name="T38">mychan := chans[i]</text:span></text:p>
            <text:p><text:span text:style-name="T38"><text:tab/></text:span><text:span text:style-name="T38"><text:tab/></text:span><text:span text:style-name="T38">start := i * unit</text:span></text:p>
            <text:p><text:span text:style-name="T38"><text:tab/></text:span><text:span text:style-name="T38"><text:tab/></text:span><text:span text:style-name="T38">end := (i + </text:span><text:span text:style-name="T44">1</text:span><text:span text:style-name="T38">)*unit</text:span></text:p>
            <text:p><text:span text:style-name="T38"><text:tab/></text:span><text:span text:style-name="T38"><text:tab/></text:span><text:span text:style-name="T41">if</text:span><text:span text:style-name="T38"> end &gt;= </text:span><text:span text:style-name="T42">len</text:span><text:span text:style-name="T38">(l) {</text:span></text:p>
            <text:p><text:span text:style-name="T38"><text:tab/></text:span><text:span text:style-name="T38"><text:tab/></text:span><text:span text:style-name="T38"><text:tab/></text:span><text:span text:style-name="T38">end = </text:span><text:span text:style-name="T42">len</text:span><text:span text:style-name="T38">(l) </text:span></text:p>
            <text:p><text:span text:style-name="T38"><text:tab/></text:span><text:span text:style-name="T38"><text:tab/></text:span><text:span text:style-name="T38">}</text:span></text:p>
            <text:p><text:span text:style-name="T38"><text:tab/></text:span><text:span text:style-name="T38"><text:tab/></text:span><text:span text:style-name="T38">subl := l[start:end]</text:span></text:p>
            <text:p><text:span text:style-name="T38"><text:tab/></text:span><text:span text:style-name="T38"><text:tab/></text:span><text:span text:style-name="T38">par := </text:span><text:span text:style-name="T41">func</text:span><text:span text:style-name="T38">(l []</text:span><text:span text:style-name="T42">int</text:span><text:span text:style-name="T38">) {</text:span></text:p>
            <text:p><text:span text:style-name="T38"><text:tab/></text:span><text:span text:style-name="T38"><text:tab/></text:span><text:span text:style-name="T38"><text:tab/></text:span><text:span text:style-name="T38">mychan &lt;- intIntReduce(intIntMap(l, mapper), reducer)</text:span></text:p>
            <text:p><text:span text:style-name="T38"><text:tab/></text:span><text:span text:style-name="T38"><text:tab/></text:span><text:span text:style-name="T38"><text:tab/></text:span><text:span text:style-name="T42">close</text:span><text:span text:style-name="T38">(mychan)</text:span></text:p>
            <text:p><text:span text:style-name="T38"><text:tab/></text:span><text:span text:style-name="T38"><text:tab/></text:span><text:span text:style-name="T38">}</text:span></text:p>
            <text:p><text:span text:style-name="T38"><text:tab/></text:span><text:span text:style-name="T38"><text:tab/></text:span><text:span text:style-name="T41">go</text:span><text:span text:style-name="T38"> par(subl)</text:span></text:p>
            <text:p><text:span text:style-name="T38"><text:tab/></text:span><text:span text:style-name="T38">}</text:span></text:p>
            <text:p><text:span text:style-name="T38"/></text:p>
            <text:p><text:span text:style-name="T38"><text:tab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uce Can Be Parallel (Sometimes)</text:p>
          </draw:text-box>
        </draw:frame>
        <draw:frame draw:style-name="gr3" draw:text-style-name="P12" draw:layer="layout" svg:width="20.095cm" svg:height="8.84cm" svg:x="3.087cm" svg:y="7.277cm">
          <draw:text-box>
            <text:p><text:span text:style-name="T38"><text:s text:c="3"/></text:span><text:span text:style-name="T38">reductions := </text:span><text:span text:style-name="T42">make</text:span><text:span text:style-name="T38">( []</text:span><text:span text:style-name="T42">int</text:span><text:span text:style-name="T38">, workers)</text:span></text:p>
            <text:p><text:span text:style-name="T38"><text:tab/></text:span><text:span text:style-name="T41">for</text:span><text:span text:style-name="T38"> i := </text:span><text:span text:style-name="T44">0</text:span><text:span text:style-name="T38">; i &lt; workers; i++ {</text:span></text:p>
            <text:p><text:span text:style-name="T38"><text:tab/></text:span><text:span text:style-name="T38"><text:tab/></text:span><text:span text:style-name="T38">r := &lt;- chans[i]</text:span></text:p>
            <text:p><text:span text:style-name="T38"><text:tab/></text:span><text:span text:style-name="T38"><text:tab/></text:span><text:span text:style-name="T38">reductions[i] = r</text:span></text:p>
            <text:p><text:span text:style-name="T38"><text:tab/></text:span><text:span text:style-name="T38">}</text:span></text:p>
            <text:p><text:span text:style-name="T38"><text:tab/></text:span><text:span text:style-name="T41">return</text:span><text:span text:style-name="T38"> intIntReduce(reductions, reducer)</text:span></text:p>
            <text:p><text:span text:style-name="T38">}</text:span></text:p>
            <text:p><text:span text:style-name="T38"/></text:p>
            <text:p><text:span text:style-name="T3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rees, Communtativeness and Initializati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an your problem be modelled as a TREE?</text:p>
              </text:list-item>
              <text:list-item>
                <text:p>Problems with commutative or associative parts can often be modelled as a tree of computation.</text:p>
              </text:list-item>
              <text:list-item>
                <text:p>Different branches may be executed in Parallel.</text:p>
              </text:list-item>
              <text:list-item>
                <text:p>One can reduce dependencies by avoid initialization (e.g. sum = 0)</text:p>
              </text:list-item>
            </text:list>
          </draw:text-box>
        </draw:frame>
        <draw:custom-shape draw:style-name="gr9" draw:text-style-name="P13" draw:layer="layout" svg:width="1.6cm" svg:height="1.494cm" svg:x="20.4cm" svg:y="15.4cm">
          <text:p text:style-name="P3"><text:span text:style-name="T45">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18.4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20.6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3" draw:layer="layout" svg:width="1.6cm" svg:height="1.494cm" svg:x="22.8cm" svg:y="17.906cm">
          <text:p text:style-name="P3"><text:span text:style-name="T45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3" draw:layer="layout" svg:x1="20.8cm" svg:y1="16.8cm" svg:x2="19.6cm" svg:y2="18.2cm">
          <text:p/>
        </draw:line>
        <draw:line draw:style-name="gr10" draw:text-style-name="P3" draw:layer="layout" svg:x1="21.2cm" svg:y1="16.894cm" svg:x2="21.4cm" svg:y2="18cm">
          <text:p/>
        </draw:line>
        <draw:line draw:style-name="gr10" draw:text-style-name="P3" draw:layer="layout" svg:x1="21.8cm" svg:y1="16.6cm" svg:x2="23.8cm" svg:y2="18cm">
          <text:p/>
        </draw:line>
        <draw:frame draw:style-name="gr3" draw:text-style-name="P14" draw:layer="layout" svg:width="1.035cm" svg:height="0.962cm" svg:x="18.8cm" svg:y="19.8cm">
          <draw:text-box>
            <text:p><text:span text:style-name="T45">...</text:span></text:p>
          </draw:text-box>
        </draw:frame>
        <draw:frame draw:style-name="gr3" draw:text-style-name="P14" draw:layer="layout" svg:width="1.035cm" svg:height="0.962cm" svg:x="20.965cm" svg:y="19.8cm">
          <draw:text-box>
            <text:p><text:span text:style-name="T45">...</text:span></text:p>
          </draw:text-box>
        </draw:frame>
        <draw:frame draw:style-name="gr3" draw:text-style-name="P14" draw:layer="layout" svg:width="1.035cm" svg:height="0.962cm" svg:x="23.165cm" svg:y="19.8cm">
          <draw:text-box>
            <text:p><text:span text:style-name="T45">...</text:span></text:p>
          </draw:text-box>
        </draw:frame>
        <draw:line draw:style-name="gr10" draw:text-style-name="P3" draw:layer="layout" svg:x1="18.8cm" svg:y1="19.2cm" svg:x2="18.4cm" svg:y2="20.4cm">
          <text:p/>
        </draw:line>
        <draw:line draw:style-name="gr10" draw:text-style-name="P3" draw:layer="layout" svg:x1="19.6cm" svg:y1="19.2cm" svg:x2="19.835cm" svg:y2="20.4cm">
          <text:p/>
        </draw:line>
        <draw:line draw:style-name="gr10" draw:text-style-name="P3" draw:layer="layout" svg:x1="21cm" svg:y1="19.2cm" svg:x2="20.8cm" svg:y2="20.4cm">
          <text:p/>
        </draw:line>
        <draw:line draw:style-name="gr10" draw:text-style-name="P3" draw:layer="layout" svg:x1="21.6cm" svg:y1="19.2cm" svg:x2="22.2cm" svg:y2="20.4cm">
          <text:p/>
        </draw:line>
        <draw:line draw:style-name="gr10" draw:text-style-name="P3" draw:layer="layout" svg:x1="23.4cm" svg:y1="19.2cm" svg:x2="22.8cm" svg:y2="20.4cm">
          <text:p/>
        </draw:line>
        <draw:line draw:style-name="gr10" draw:text-style-name="P3" draw:layer="layout" svg:x1="24cm" svg:y1="19.2cm" svg:x2="24.2cm" svg:y2="20.6cm">
          <text:p/>
        </draw:lin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use an interface to give some collections Map like ability, but that's irritating</text:p>
              </text:list-item>
            </text:list>
          </draw:text-box>
        </draw:frame>
        <draw:frame draw:style-name="gr3" draw:text-style-name="P12" draw:layer="layout" svg:width="20.344cm" svg:height="10.36cm" svg:x="3.562cm" svg:y="7.99cm">
          <draw:text-box>
            <text:p text:style-name="P15"><text:span text:style-name="T46">type ints []int</text:span></text:p>
            <text:p text:style-name="P16"><text:span text:style-name="T46"/></text:p>
            <text:p text:style-name="P15"><text:span text:style-name="T46"/></text:p>
            <text:p text:style-name="P15"><text:span text:style-name="T46">func (iarr ints) Map(cb (func</text:span><text:span text:style-name="T46">(E)E)) ([]E) {</text:span></text:p>
            <text:p text:style-name="P15"><text:span text:style-name="T46"><text:tab/></text:span><text:span text:style-name="T46">out := make</text:span><text:span text:style-name="T46">( []E, len</text:span><text:span text:style-name="T46">(iarr))</text:span></text:p>
            <text:p text:style-name="P15"><text:span text:style-name="T46"><text:tab/></text:span><text:span text:style-name="T46">for</text:span><text:span text:style-name="T46"> i,v := range</text:span><text:span text:style-name="T46"> iarr {</text:span></text:p>
            <text:p text:style-name="P15"><text:span text:style-name="T46"><text:tab/></text:span><text:span text:style-name="T46"><text:tab/></text:span><text:span text:style-name="T46">out[i] = cb( v )</text:span></text:p>
            <text:p text:style-name="P15"><text:span text:style-name="T46"><text:tab/></text:span><text:span text:style-name="T46">}</text:span></text:p>
            <text:p text:style-name="P15"><text:span text:style-name="T46"><text:tab/></text:span><text:span text:style-name="T46">return</text:span><text:span text:style-name="T46"> out</text:span><text:span text:style-name="T46"><text:tab/></text:span></text:p>
            <text:p text:style-name="P15"><text:span text:style-name="T46">}</text:span></text:p>
            <text:p text:style-name="P15"><text:span text:style-name="T4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5.241cm" svg:height="3.254cm" svg:x="1.984cm" svg:y="17.119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use an interface to give some collections Map like ability, but that's irritating</text:p>
              </text:list-item>
            </text:list>
          </draw:text-box>
        </draw:frame>
        <draw:frame draw:style-name="gr3" draw:text-style-name="P12" draw:layer="layout" svg:width="24.035cm" svg:height="12.198cm" svg:x="2.821cm" svg:y="8.229cm">
          <draw:text-box>
            <text:p text:style-name="P15"><text:span text:style-name="T46"><text:tab/></text:span><text:span text:style-name="T46">evex := ints(vex).Map( func(x E) E {</text:span></text:p>
            <text:p text:style-name="P15"><text:span text:style-name="T46"><text:tab/></text:span><text:span text:style-name="T46"><text:tab/></text:span><text:span text:style-name="T46">return (x.(int)+1)</text:span></text:p>
            <text:p text:style-name="P15"><text:span text:style-name="T46"><text:tab/></text:span><text:span text:style-name="T46">})</text:span></text:p>
            <text:p text:style-name="P15"><text:span text:style-name="T46"><text:tab/></text:span><text:span text:style-name="T46">fmt.Printf("Generic Map: %v\n", evex)</text:span></text:p>
            <text:p text:style-name="P15"><text:span text:style-name="T46"><text:tab/></text:span><text:span text:style-name="T46">evex2 := ints(vex).Map( func(x E) E {</text:span></text:p>
            <text:p text:style-name="P15"><text:span text:style-name="T46"><text:tab/></text:span><text:span text:style-name="T46"><text:tab/></text:span><text:span text:style-name="T46">return (float32(x.(int))+1.1)</text:span></text:p>
            <text:p text:style-name="P15"><text:span text:style-name="T46"><text:tab/></text:span><text:span text:style-name="T46">})</text:span></text:p>
            <text:p text:style-name="P15"><text:span text:style-name="T46"><text:tab/></text:span><text:span text:style-name="T46">fmt.Printf("Generic Map: %v\n", evex2)</text:span></text:p>
            <text:p text:style-name="P15"><text:span text:style-name="T46"/></text:p>
            <text:p text:style-name="P15"><text:span text:style-name="T46"/></text:p>
            <text:p text:style-name="P15"><text:span text:style-name="T47">Generic Map: [2 3 4 5 6 7 8 9 10]</text:span></text:p>
            <text:p text:style-name="P15"><text:span text:style-name="T47">Generic Map: [2.1 3.1 4.1 5.1 6.1 7.1 8.1 9.1 10.1]</text:span></text:p>
            <text:p text:style-name="P15"><text:span text:style-name="T4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abuse the empty interface{}</text:p>
              </text:list-item>
            </text:list>
          </draw:text-box>
        </draw:frame>
        <draw:frame draw:style-name="gr3" draw:text-style-name="P12" draw:layer="layout" svg:width="27.131cm" svg:height="9.441cm" svg:x="0.282cm" svg:y="7.223cm">
          <draw:text-box>
            <text:p text:style-name="P15"><text:span text:style-name="T46">type</text:span><text:span text:style-name="T38"> Mapper </text:span><text:span text:style-name="T46">interface</text:span><text:span text:style-name="T38"> {</text:span><text:span text:style-name="T38"><text:tab/></text:span></text:p>
            <text:p text:style-name="P15"><text:span text:style-name="T38"><text:tab/></text:span><text:span text:style-name="T38">Map( (</text:span><text:span text:style-name="T46">func</text:span><text:span text:style-name="T38">(</text:span><text:span text:style-name="T46">interface</text:span><text:span text:style-name="T38">{})</text:span><text:span text:style-name="T46">interface</text:span><text:span text:style-name="T38">{}) ) ([](</text:span><text:span text:style-name="T46">interface</text:span><text:span text:style-name="T38">{}))</text:span></text:p>
            <text:p text:style-name="P15"><text:span text:style-name="T38">}</text:span></text:p>
            <text:p text:style-name="P15"><text:span text:style-name="T38"/></text:p>
            <text:p text:style-name="P15"><text:span text:style-name="T46">type</text:span><text:span text:style-name="T38"> Reducer </text:span><text:span text:style-name="T46">interface</text:span><text:span text:style-name="T38"> {</text:span><text:span text:style-name="T38"><text:tab/></text:span></text:p>
            <text:p text:style-name="P15"><text:span text:style-name="T38"><text:tab/></text:span><text:span text:style-name="T38">Reduce( (</text:span><text:span text:style-name="T46">func</text:span><text:span text:style-name="T38">(</text:span><text:span text:style-name="T46">interface</text:span><text:span text:style-name="T38">{},</text:span><text:span text:style-name="T46">interface</text:span><text:span text:style-name="T38">{})</text:span><text:span text:style-name="T46">interface</text:span><text:span text:style-name="T38">{}) ) </text:span></text:p>
            <text:p text:style-name="P15"><text:span text:style-name="T38"><text:s text:c="42"/></text:span><text:span text:style-name="T38">(</text:span><text:span text:style-name="T46">interface</text:span><text:span text:style-name="T38">{})</text:span></text:p>
            <text:p text:style-name="P15"><text:span text:style-name="T38">}</text:span></text:p>
            <text:p text:style-name="P15"><text:span text:style-name="T38"/></text:p>
            <text:p text:style-name="P15"><text:span text:style-name="T46">type</text:span><text:span text:style-name="T38"> E </text:span><text:span text:style-name="T46">interface</text:span><text:span text:style-name="T38">{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abuse the empty interface{} -&gt; E</text:p>
              </text:list-item>
              <text:list-item>
                <text:p>But can we actually call this?</text:p>
              </text:list-item>
            </text:list>
          </draw:text-box>
        </draw:frame>
        <draw:frame draw:style-name="gr3" draw:text-style-name="P12" draw:layer="layout" svg:width="23.113cm" svg:height="8.522cm" svg:x="2.319cm" svg:y="8.361cm">
          <draw:text-box>
            <text:p text:style-name="P15"><text:span text:style-name="T46">type</text:span><text:span text:style-name="T47"> Collection []E</text:span></text:p>
            <text:p text:style-name="P15"><text:span text:style-name="T46">func</text:span><text:span text:style-name="T47"> (iarr Collection) Map(cb (</text:span><text:span text:style-name="T46">func</text:span><text:span text:style-name="T47">(E)E)) ([]E) {</text:span></text:p>
            <text:p text:style-name="P15"><text:span text:style-name="T47"><text:tab/></text:span><text:span text:style-name="T47">out := </text:span><text:span text:style-name="T48">make</text:span><text:span text:style-name="T47">( []E, </text:span><text:span text:style-name="T48">len</text:span><text:span text:style-name="T47">(iarr))</text:span></text:p>
            <text:p text:style-name="P15"><text:span text:style-name="T47"><text:tab/></text:span><text:span text:style-name="T46">for</text:span><text:span text:style-name="T47"> i,v := </text:span><text:span text:style-name="T46">range</text:span><text:span text:style-name="T47"> iarr {</text:span></text:p>
            <text:p text:style-name="P15"><text:span text:style-name="T47"><text:tab/></text:span><text:span text:style-name="T47"><text:tab/></text:span><text:span text:style-name="T47">out[i] = cb( v )</text:span></text:p>
            <text:p text:style-name="P15"><text:span text:style-name="T47"><text:tab/></text:span><text:span text:style-name="T47">}</text:span></text:p>
            <text:p text:style-name="P15"><text:span text:style-name="T47"><text:tab/></text:span><text:span text:style-name="T46">return</text:span><text:span text:style-name="T47"> out</text:span><text:span text:style-name="T47"><text:tab/></text:span></text:p>
            <text:p text:style-name="P15"><text:span text:style-name="T47">}</text:span></text:p>
            <text:p text:style-name="P15"><text:span text:style-name="T4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We can abuse the empty interface{} -&gt; E</text:p>
              </text:list-item>
              <text:list-item>
                <text:p>But can we actually call this?</text:p>
              </text:list-item>
            </text:list>
          </draw:text-box>
        </draw:frame>
        <draw:frame draw:style-name="gr3" draw:text-style-name="P12" draw:layer="layout" svg:width="23.113cm" svg:height="8.522cm" svg:x="2.319cm" svg:y="8.361cm">
          <draw:text-box>
            <text:p text:style-name="P15"><text:span text:style-name="T46">type</text:span><text:span text:style-name="T47"> Collection []E</text:span></text:p>
            <text:p text:style-name="P15"><text:span text:style-name="T46">func</text:span><text:span text:style-name="T47"> (iarr Collection) Map(cb (</text:span><text:span text:style-name="T46">func</text:span><text:span text:style-name="T47">(E)E)) ([]E) {</text:span></text:p>
            <text:p text:style-name="P15"><text:span text:style-name="T47"><text:tab/></text:span><text:span text:style-name="T47">out := </text:span><text:span text:style-name="T48">make</text:span><text:span text:style-name="T47">( []E, </text:span><text:span text:style-name="T48">len</text:span><text:span text:style-name="T47">(iarr))</text:span></text:p>
            <text:p text:style-name="P15"><text:span text:style-name="T47"><text:tab/></text:span><text:span text:style-name="T46">for</text:span><text:span text:style-name="T47"> i,v := </text:span><text:span text:style-name="T46">range</text:span><text:span text:style-name="T47"> iarr {</text:span></text:p>
            <text:p text:style-name="P15"><text:span text:style-name="T47"><text:tab/></text:span><text:span text:style-name="T47"><text:tab/></text:span><text:span text:style-name="T47">out[i] = cb( v )</text:span></text:p>
            <text:p text:style-name="P15"><text:span text:style-name="T47"><text:tab/></text:span><text:span text:style-name="T47">}</text:span></text:p>
            <text:p text:style-name="P15"><text:span text:style-name="T47"><text:tab/></text:span><text:span text:style-name="T46">return</text:span><text:span text:style-name="T47"> out</text:span><text:span text:style-name="T47"><text:tab/></text:span></text:p>
            <text:p text:style-name="P15"><text:span text:style-name="T47">}</text:span></text:p>
            <text:p text:style-name="P15"><text:span text:style-name="T4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ut can we actually call this?</text:p>
              </text:list-item>
              <text:list-item>
                <text:p>Not really, we need to convert to a collection :(</text:p>
              </text:list-item>
            </text:list>
          </draw:text-box>
        </draw:frame>
        <draw:frame draw:style-name="gr3" draw:text-style-name="P12" draw:layer="layout" svg:width="23.901cm" svg:height="13.117cm" svg:x="2.319cm" svg:y="8.361cm">
          <draw:text-box>
            <text:p text:style-name="P15"><text:span text:style-name="T49"><text:tab/></text:span><text:span text:style-name="T49">svex := []</text:span><text:span text:style-name="T46">string</text:span><text:span text:style-name="T49">{</text:span><text:span text:style-name="T50">"a"</text:span><text:span text:style-name="T49">,</text:span><text:span text:style-name="T50">"b"</text:span><text:span text:style-name="T49">,</text:span><text:span text:style-name="T50">"c"</text:span><text:span text:style-name="T49">}</text:span></text:p>
            <text:p text:style-name="P15"><text:span text:style-name="T49"><text:tab/></text:span><text:span text:style-name="T49">sout := collection(svex).Map( </text:span><text:span text:style-name="T46">func</text:span><text:span text:style-name="T49">(x E) E {</text:span></text:p>
            <text:p text:style-name="P15"><text:span text:style-name="T49"><text:tab/></text:span><text:span text:style-name="T49"><text:tab/></text:span><text:span text:style-name="T46">return</text:span><text:span text:style-name="T49"> (x.(</text:span><text:span text:style-name="T46">string</text:span><text:span text:style-name="T49">) + x.(</text:span><text:span text:style-name="T46">string</text:span><text:span text:style-name="T49">))</text:span></text:p>
            <text:p text:style-name="P15"><text:span text:style-name="T49"><text:tab/></text:span><text:span text:style-name="T49">})</text:span><text:span text:style-name="T49"><text:tab/></text:span></text:p>
            <text:p text:style-name="P15"><text:span text:style-name="T49"><text:tab/></text:span><text:span text:style-name="T49">fmt.Printf(</text:span><text:span text:style-name="T50">"Generic Map w/ String: %v\n"</text:span><text:span text:style-name="T49">, sout)</text:span></text:p>
            <text:p text:style-name="P15"><text:span text:style-name="T49"><text:tab/></text:span><text:span text:style-name="T49">sout2 := collection(svex).Map( </text:span><text:span text:style-name="T46">func</text:span><text:span text:style-name="T49">(x E) E {</text:span></text:p>
            <text:p text:style-name="P15"><text:span text:style-name="T49"><text:tab/></text:span><text:span text:style-name="T49"><text:tab/></text:span><text:span text:style-name="T46">return</text:span><text:span text:style-name="T49"> </text:span><text:span text:style-name="T46">len</text:span><text:span text:style-name="T49">(x.(</text:span><text:span text:style-name="T46">string</text:span><text:span text:style-name="T49">))</text:span></text:p>
            <text:p text:style-name="P15"><text:span text:style-name="T49"><text:tab/></text:span><text:span text:style-name="T49">})</text:span></text:p>
            <text:p text:style-name="P15"><text:span text:style-name="T49"><text:tab/></text:span><text:span text:style-name="T49">fmt.Printf(</text:span><text:span text:style-name="T50">"Generic Map w/ String: %v\n"</text:span><text:span text:style-name="T49">, sout2)</text:span></text:p>
            <text:p text:style-name="P15"><text:span text:style-name="T49"><text:tab/></text:span><text:span text:style-name="T49">evex3 := collection(vex).Map( </text:span><text:span text:style-name="T46">func</text:span><text:span text:style-name="T49">(x E) E {</text:span></text:p>
            <text:p text:style-name="P15"><text:span text:style-name="T49"><text:tab/></text:span><text:span text:style-name="T49"><text:tab/></text:span><text:span text:style-name="T46">return</text:span><text:span text:style-name="T49"> (x.(</text:span><text:span text:style-name="T46">int</text:span><text:span text:style-name="T49">)+</text:span><text:span text:style-name="T51">1</text:span><text:span text:style-name="T49">)</text:span></text:p>
            <text:p text:style-name="P15"><text:span text:style-name="T49"><text:tab/></text:span><text:span text:style-name="T49">})</text:span></text:p>
            <text:p text:style-name="P15"><text:span text:style-name="T49"><text:tab/></text:span><text:span text:style-name="T49">fmt.Printf(</text:span><text:span text:style-name="T50">"Generic Map: %v\n"</text:span><text:span text:style-name="T49">, evex3)</text:span></text:p>
            <text:p text:style-name="P15"><text:span text:style-name="T4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ut can we actually call this?</text:p>
              </text:list-item>
              <text:list-item>
                <text:p>Not really, we need to convert to a collection :(</text:p>
              </text:list-item>
            </text:list>
          </draw:text-box>
        </draw:frame>
        <draw:frame draw:style-name="gr3" draw:text-style-name="P12" draw:layer="layout" svg:width="23.901cm" svg:height="13.117cm" svg:x="2.319cm" svg:y="8.361cm">
          <draw:text-box>
            <text:p text:style-name="P15"><text:span text:style-name="T49"><text:tab/></text:span><text:span text:style-name="T49">svex := []</text:span><text:span text:style-name="T46">string</text:span><text:span text:style-name="T49">{</text:span><text:span text:style-name="T50">"a"</text:span><text:span text:style-name="T49">,</text:span><text:span text:style-name="T50">"b"</text:span><text:span text:style-name="T49">,</text:span><text:span text:style-name="T50">"c"</text:span><text:span text:style-name="T49">}</text:span></text:p>
            <text:p text:style-name="P15"><text:span text:style-name="T49"><text:tab/></text:span><text:span text:style-name="T49">sout := collection(svex).Map( </text:span><text:span text:style-name="T46">func</text:span><text:span text:style-name="T49">(x E) E {</text:span></text:p>
            <text:p text:style-name="P15"><text:span text:style-name="T49"><text:tab/></text:span><text:span text:style-name="T49"><text:tab/></text:span><text:span text:style-name="T46">return</text:span><text:span text:style-name="T49"> (x.(</text:span><text:span text:style-name="T46">string</text:span><text:span text:style-name="T49">) + x.(</text:span><text:span text:style-name="T46">string</text:span><text:span text:style-name="T49">))</text:span></text:p>
            <text:p text:style-name="P15"><text:span text:style-name="T49"><text:tab/></text:span><text:span text:style-name="T49">})</text:span><text:span text:style-name="T49"><text:tab/></text:span></text:p>
            <text:p text:style-name="P15"><text:span text:style-name="T49"><text:tab/></text:span><text:span text:style-name="T49">fmt.Printf(</text:span><text:span text:style-name="T50">"Generic Map w/ String: %v\n"</text:span><text:span text:style-name="T49">, sout)</text:span></text:p>
            <text:p text:style-name="P15"><text:span text:style-name="T49"><text:tab/></text:span><text:span text:style-name="T49">sout2 := collection(svex).Map( </text:span><text:span text:style-name="T46">func</text:span><text:span text:style-name="T49">(x E) E {</text:span></text:p>
            <text:p text:style-name="P15"><text:span text:style-name="T49"><text:tab/></text:span><text:span text:style-name="T49"><text:tab/></text:span><text:span text:style-name="T46">return</text:span><text:span text:style-name="T49"> </text:span><text:span text:style-name="T46">len</text:span><text:span text:style-name="T49">(x.(</text:span><text:span text:style-name="T46">string</text:span><text:span text:style-name="T49">))</text:span></text:p>
            <text:p text:style-name="P15"><text:span text:style-name="T49"><text:tab/></text:span><text:span text:style-name="T49">})</text:span></text:p>
            <text:p text:style-name="P15"><text:span text:style-name="T49"><text:tab/></text:span><text:span text:style-name="T49">fmt.Printf(</text:span><text:span text:style-name="T50">"Generic Map w/ String: %v\n"</text:span><text:span text:style-name="T49">, sout2)</text:span></text:p>
            <text:p text:style-name="P15"><text:span text:style-name="T49"><text:tab/></text:span><text:span text:style-name="T49">evex3 := collection(vex).Map( </text:span><text:span text:style-name="T46">func</text:span><text:span text:style-name="T49">(x E) E {</text:span></text:p>
            <text:p text:style-name="P15"><text:span text:style-name="T49"><text:tab/></text:span><text:span text:style-name="T49"><text:tab/></text:span><text:span text:style-name="T46">return</text:span><text:span text:style-name="T49"> (x.(</text:span><text:span text:style-name="T46">int</text:span><text:span text:style-name="T49">)+</text:span><text:span text:style-name="T51">1</text:span><text:span text:style-name="T49">)</text:span></text:p>
            <text:p text:style-name="P15"><text:span text:style-name="T49"><text:tab/></text:span><text:span text:style-name="T49">})</text:span></text:p>
            <text:p text:style-name="P15"><text:span text:style-name="T49"><text:tab/></text:span><text:span text:style-name="T49">fmt.Printf(</text:span><text:span text:style-name="T50">"Generic Map: %v\n"</text:span><text:span text:style-name="T49">, evex3)</text:span></text:p>
            <text:p text:style-name="P15"><text:span text:style-name="T46"/></text:p>
          </draw:text-box>
        </draw:frame>
        <draw:custom-shape draw:style-name="gr2" draw:text-style-name="P3" draw:layer="layout" svg:width="23.416cm" svg:height="7.593cm" svg:x="2.116cm" svg:y="9.711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0.923cm" svg:height="6.269cm" svg:x="3.551cm" svg:y="10.506cm">
          <draw:text-box>
            <text:p text:style-name="P17"><text:span text:style-name="T52">Generic Map: [2 3 4 5 6 7 8 9 10]</text:span></text:p>
            <text:p text:style-name="P17"><text:span text:style-name="T52">Generic Map: [2.1 3.1 4.1 5.1 6.1 7.1 8.1 9.1 10.1]</text:span></text:p>
            <text:p text:style-name="P17"><text:span text:style-name="T52">Generic Map w/ String: [aa bb cc]</text:span></text:p>
            <text:p text:style-name="P17"><text:span text:style-name="T52">Generic Map w/ String: [1 1 1]</text:span></text:p>
            <text:p text:style-name="P17"><text:span text:style-name="T52">Generic Map: [2 3 4 5 6 7 8 9 10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But can we actually call this?</text:p>
              </text:list-item>
              <text:list-item>
                <text:p>Not really, we need to convert to a collection :(</text:p>
              </text:list-item>
            </text:list>
          </draw:text-box>
        </draw:frame>
        <draw:frame draw:style-name="gr3" draw:text-style-name="P12" draw:layer="layout" svg:width="23.574cm" svg:height="9.864cm" svg:x="2.32cm" svg:y="8.362cm">
          <draw:text-box>
            <text:p text:style-name="P15"><text:span text:style-name="T53">// https://stackoverflow.com/questions/12753805/type-converting-slices-of-interfaces-in-go/12754757#12754757</text:span></text:p>
            <text:p text:style-name="P15"><text:span text:style-name="T46">func collection(sliceOfStuff E) Collection {</text:span></text:p>
            <text:p text:style-name="P15"><text:span text:style-name="T46"><text:tab/></text:span><text:span text:style-name="T46">ourSlice := reflect.ValueOf(sliceOfStuff)</text:span></text:p>
            <text:p text:style-name="P15"><text:span text:style-name="T46"><text:tab/></text:span><text:span text:style-name="T46">out := make</text:span><text:span text:style-name="T46">([]E, ourSlice.Len())</text:span></text:p>
            <text:p text:style-name="P15"><text:span text:style-name="T46"><text:tab/></text:span><text:span text:style-name="T46">for</text:span><text:span text:style-name="T46"> i := </text:span><text:span text:style-name="T51">0</text:span><text:span text:style-name="T46"> ; i &lt; ourSlice.Len(); i++ {</text:span></text:p>
            <text:p text:style-name="P15"><text:span text:style-name="T46"><text:tab/></text:span><text:span text:style-name="T46"><text:tab/></text:span><text:span text:style-name="T46">out[i] = ourSlice.Index(i).Interface()</text:span></text:p>
            <text:p text:style-name="P15"><text:span text:style-name="T46"><text:tab/></text:span><text:span text:style-name="T46">}</text:span></text:p>
            <text:p text:style-name="P15"><text:span text:style-name="T46"><text:tab/></text:span><text:span text:style-name="T46">return</text:span><text:span text:style-name="T46"> out</text:span></text:p>
            <text:p text:style-name="P15"><text:span text:style-name="T46">}</text:span></text:p>
            <text:p text:style-name="P15"><text:span text:style-name="T46">// interface{} is a value and a type tag (new obj)</text:span></text:p>
            <text:p text:style-name="P15"><text:span text:style-name="T4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Now we can write these nice helper functions</text:p>
              </text:list-item>
            </text:list>
          </draw:text-box>
        </draw:frame>
        <draw:frame draw:style-name="gr3" draw:text-style-name="P18" draw:layer="layout" svg:width="23.574cm" svg:height="13.117cm" svg:x="2.16cm" svg:y="6.562cm">
          <draw:text-box>
            <text:p text:style-name="P15"><text:span text:style-name="T46">func</text:span><text:span text:style-name="T49"> Map(coll E, cb (</text:span><text:span text:style-name="T46">func</text:span><text:span text:style-name="T49">(E)E)) ([]E) {</text:span></text:p>
            <text:p text:style-name="P15"><text:span text:style-name="T49"><text:tab/></text:span><text:span text:style-name="T46">return</text:span><text:span text:style-name="T49"> collection(coll).Map(cb)</text:span></text:p>
            <text:p text:style-name="P15"><text:span text:style-name="T49">}</text:span></text:p>
            <text:p text:style-name="P15"><text:span text:style-name="T46">func</text:span><text:span text:style-name="T49"> (iarr Collection) Reduce(cb (</text:span><text:span text:style-name="T46">func</text:span><text:span text:style-name="T49">(E,E)E)) E {</text:span></text:p>
            <text:p text:style-name="P15"><text:span text:style-name="T49"><text:tab/></text:span><text:span text:style-name="T49">o := iarr[</text:span><text:span text:style-name="T51">0</text:span><text:span text:style-name="T49">]</text:span></text:p>
            <text:p text:style-name="P15"><text:span text:style-name="T49"><text:tab/></text:span><text:span text:style-name="T49">m := </text:span><text:span text:style-name="T46">len</text:span><text:span text:style-name="T49">(iarr)</text:span></text:p>
            <text:p text:style-name="P15"><text:span text:style-name="T49"><text:tab/></text:span><text:span text:style-name="T46">for</text:span><text:span text:style-name="T49"> i := </text:span><text:span text:style-name="T51">1</text:span><text:span text:style-name="T49">; i &lt; m; i++ {</text:span></text:p>
            <text:p text:style-name="P15"><text:span text:style-name="T49"><text:tab/></text:span><text:span text:style-name="T49"><text:tab/></text:span><text:span text:style-name="T49">o = cb( iarr[i], o)</text:span></text:p>
            <text:p text:style-name="P15"><text:span text:style-name="T49"><text:tab/></text:span><text:span text:style-name="T49">}</text:span></text:p>
            <text:p text:style-name="P15"><text:span text:style-name="T49"><text:tab/></text:span><text:span text:style-name="T46">return</text:span><text:span text:style-name="T49"> o</text:span></text:p>
            <text:p text:style-name="P15"><text:span text:style-name="T49">}</text:span></text:p>
            <text:p text:style-name="P15"><text:span text:style-name="T46">func</text:span><text:span text:style-name="T49"> Reduce(coll E, cb (</text:span><text:span text:style-name="T46">func</text:span><text:span text:style-name="T49">(E,E)E)) E {</text:span></text:p>
            <text:p text:style-name="P15"><text:span text:style-name="T49"><text:tab/></text:span><text:span text:style-name="T46">return</text:span><text:span text:style-name="T49"> collection(coll).Reduce(cb)</text:span></text:p>
            <text:p><text:span text:style-name="T54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2.701cm" svg:height="2.593cm" svg:x="-0.371cm" svg:y="17.59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Generic Map and Reduce and G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To evaluate it</text:p>
              </text:list-item>
            </text:list>
          </draw:text-box>
        </draw:frame>
        <draw:frame draw:style-name="gr3" draw:text-style-name="P18" draw:layer="layout" svg:width="28.515cm" svg:height="15.874cm" svg:x="-0.142cm" svg:y="6.641cm">
          <draw:text-box>
            <text:p text:style-name="P15"><text:span text:style-name="T54"/></text:p>
            <text:p text:style-name="P15"><text:span text:style-name="T54"><text:tab/></text:span><text:span text:style-name="T54">slowMapRes := Map( vex, </text:span><text:span text:style-name="T55">func</text:span><text:span text:style-name="T54">(x E) E { </text:span></text:p>
            <text:p text:style-name="P15"><text:span text:style-name="T54"><text:tab/></text:span><text:span text:style-name="T54"><text:tab/></text:span><text:span text:style-name="T54">y := x.(</text:span><text:span text:style-name="T55">int</text:span><text:span text:style-name="T54">)</text:span></text:p>
            <text:p text:style-name="P15"><text:span text:style-name="T54"><text:tab/></text:span><text:span text:style-name="T54"><text:tab/></text:span><text:span text:style-name="T55">return</text:span><text:span text:style-name="T54"> (y*y)</text:span></text:p>
            <text:p text:style-name="P15"><text:span text:style-name="T54"><text:tab/></text:span><text:span text:style-name="T54">})</text:span></text:p>
            <text:p text:style-name="P15"><text:span text:style-name="T54"><text:tab/></text:span><text:span text:style-name="T54">fmt.Printf(</text:span><text:span text:style-name="T56">"Generic Map function: %v\n"</text:span><text:span text:style-name="T54">, slowMapRes)</text:span></text:p>
            <text:p text:style-name="P15"><text:span text:style-name="T54"/></text:p>
            <text:p text:style-name="P15"><text:span text:style-name="T54"><text:tab/></text:span><text:span text:style-name="T54">slowMapReduce := Reduce( slowMapRes, </text:span><text:span text:style-name="T55">func</text:span><text:span text:style-name="T54">(x E, o E) E {</text:span></text:p>
            <text:p text:style-name="P15"><text:span text:style-name="T54"><text:tab/></text:span><text:span text:style-name="T54"><text:tab/></text:span><text:span text:style-name="T55">return</text:span><text:span text:style-name="T54"> x.(</text:span><text:span text:style-name="T55">int</text:span><text:span text:style-name="T54">) + o.(</text:span><text:span text:style-name="T55">int</text:span><text:span text:style-name="T54">)</text:span></text:p>
            <text:p text:style-name="P15"><text:span text:style-name="T54"><text:tab/></text:span><text:span text:style-name="T54">})</text:span></text:p>
            <text:p text:style-name="P15"><text:span text:style-name="T54"><text:tab/></text:span><text:span text:style-name="T54">fmt.Printf(</text:span><text:span text:style-name="T56">"Generic Reduce function: %v\n"</text:span><text:span text:style-name="T54">, slowMapReduce)</text:span></text:p>
            <text:p text:style-name="P15"><text:span text:style-name="T54"/></text:p>
            <text:p text:style-name="P15"><text:span text:style-name="T54">Generic Map function: [1 4 9 16 25 36 49 64 81]</text:span></text:p>
            <text:p text:style-name="P15"><text:span text:style-name="T54">Generic Reduce function: 285</text:span></text:p>
            <text:p text:style-name="P15"><text:span text:style-name="T54"/></text:p>
            <text:p text:style-name="P15"><text:span text:style-name="T54"/></text:p>
            <text:p text:style-name="P15"><text:span text:style-name="T5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Main forms of Go iteration:</text:p>
                <text:list>
                  <text:list-item>
                    <text:p>For <text:s/>/ Iterators / Range / Recursion / Map / Reduce</text:p>
                  </text:list-item>
                  <text:list-item>
                    <text:p>Generics are possible but come with a cost</text:p>
                  </text:list-item>
                </text:list>
              </text:list-item>
              <text:list-item>
                <text:p>Reducing dependencies in blocks allows iteration to be parallelized.</text:p>
              </text:list-item>
              <text:list-item>
                <text:p>Consider if order or strictness can be are actually needed?</text:p>
              </text:list-item>
              <text:list-item>
                <text:p>These concepts apply to other languages as well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Go Spec <text:a xlink:href="http://golang.org/ref/spec" xlink:type="simple">http://golang.org/ref/spec</text:a></text:p>
              </text:list-item>
              <text:list-item>
                <text:p>Eleanor McHugh - Going Loopy: Iteration in Go</text:p>
                <text:p><text:a xlink:href="https://www.youtube.com/watch?v=RFIOSjkB-j8" xlink:type="simple">https://www.youtube.com/watch?v=RFIOSjkB-j8</text:a></text:p>
                <text:p><text:a xlink:href="http://www.slideshare.net/feyeleanor/presentation-28920130" xlink:type="simple">http://www.slideshare.net/feyeleanor/presentation-28920130</text:a></text:p>
              </text:list-item>
              <text:list-item>
                <text:p><text:span text:style-name="T5"><text:a xlink:href="https://stackoverflow.com/questions/12363030/read-from-initial-stdin-in-go" xlink:type="simple">https://stackoverflow.com/questions/12363030/read-from-initial-stdin-in-go</text:a></text:span></text:p>
              </text:list-item>
              <text:list-item>
                <text:p><text:span text:style-name="T5">Go Language Patterns </text:span><text:span text:style-name="T5"><text:a xlink:href="https://sites.google.com/site/gopatterns/object-oriented/iterators" xlink:type="simple">https://sites.google.com/site/gopatterns/object-oriented/iterators</text:a></text:span></text:p>
              </text:list-item>
              <text:list-item>
                <text:p><text:span text:style-name="T5">Iterators in Go </text:span><text:span text:style-name="T5"><text:a xlink:href="http://ewencp.org/blog/golang-iterators/" xlink:type="simple">http://ewencp.org/blog/golang-iterators/</text:a></text:span></text:p>
              </text:list-item>
              <text:list-item>
                <text:p><text:span text:style-name="T5">Map in Go https://groups.google.com/forum/#!topic/golang-nuts/RKymTuSCHS0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bels and break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bel1:</text:p>
              </text:list-item>
              <text:list-item>
                <text:p>break Label1 // break the the loop at label1</text:p>
              </text:list-item>
              <text:list-item>
                <text:p>Label2:</text:p>
              </text:list-item>
              <text:list-item>
                <text:p>continue Label2 //advance next loop with Label2 label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goto Label2 // goto Label2 if it isn't in a block</text:p>
                <text:p><text:s text:c="24"/>// must be same scope <text:s text:c="1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 Channel Iterators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ee <text:a xlink:href="https://sites.google.com/site/gopatterns/object-oriented/iterators" xlink:type="simple">https://sites.google.com/site/gopatterns/object-oriented/iterators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CE4000009F6638C907D.jpg" xlink:type="simple" xlink:show="embed" xlink:actuate="onLoad"/>
    <draw:fill-image draw:name="background" xlink:href="Pictures/1000000000000CE4000009F63CEE4D38.jp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CA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en" fo:country="CA" style:letter-kerning="true" style:font-family-asian="'Lohit Hindi'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_20_Style" style:display-name="Default Styl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US" style:letter-kerning="true" style:font-family-asian="'Lohit Hindi'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ing_20_1" style:display-name="Heading 1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Heading_20_2" style:display-name="Heading 2" style:family="graphic">
      <style:paragraph-properties fo:margin-left="0cm" fo:margin-right="0cm" fo:margin-top="0.741cm" fo:margin-bottom="0.37cm" fo:text-align="start" fo:text-indent="0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First_20_Line_20_Indent" style:display-name="First Line Indent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'Lohit Hindi'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Ubuntu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family="'Ubuntu Light'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family="'Ubuntu Light'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family="'Ubuntu Light'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family="'Ubuntu Light'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4.63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ram Hindle</meta:initial-creator>
    <meta:creation-date>2013-01-13T16:04:18</meta:creation-date>
    <dc:date>2014-02-25T11:55:25</dc:date>
    <dc:creator>Abram Hindle</dc:creator>
    <meta:editing-duration>P1DT21H44M36S</meta:editing-duration>
    <meta:editing-cycles>57</meta:editing-cycles>
    <meta:generator>LibreOffice/3.5$Linux_X86_64 LibreOffice_project/350m1$Build-2</meta:generator>
    <meta:document-statistic meta:object-count="279"/>
  </office:meta>
</office:document-meta>
</file>